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9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6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5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39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4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style:vertical-align="middle"/>
    </style:style>
    <style:style style:name="ce14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02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6">
            <text:p>年月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09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09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09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14">
            <text:p>13,904<text:s/></text:p>
          </table:table-cell>
          <table:covered-table-cell/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6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6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6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6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2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87" table:style-name="ce96">
            <text:p><text:s text:c="3"/>14,587</text:p>
          </table:table-cell>
          <table:table-cell office:value-type="float" office:value="14037" table:style-name="ce96">
            <text:p><text:s text:c="3"/>14,037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0" table:style-name="ce96">
            <text:p>—</text:p>
          </table:table-cell>
          <table:table-cell office:value-type="float" office:value="13645" table:style-name="ce96">
            <text:p><text:s text:c="3"/>13,645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14362" table:style-name="ce96">
            <text:p><text:s text:c="3"/>14,362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154" table:style-name="ce97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5月</text:p>
          </table:table-cell>
          <table:table-cell office:value-type="string" table:style-name="ce98">
            <text:p>男</text:p>
          </table:table-cell>
          <table:table-cell office:value-type="float" office:value="7504" table:style-name="ce99">
            <text:p><text:s text:c="3"/>7,504</text:p>
          </table:table-cell>
          <table:table-cell office:value-type="float" office:value="7224" table:style-name="ce99">
            <text:p><text:s text:c="3"/>7,224</text:p>
          </table:table-cell>
          <table:table-cell office:value-type="float" office:value="280" table:style-name="ce99">
            <text:p><text:s text:c="3"/>280</text:p>
          </table:table-cell>
          <table:table-cell office:value-type="float" office:value="0" table:style-name="ce99">
            <text:p>—</text:p>
          </table:table-cell>
          <table:table-cell office:value-type="float" office:value="7034" table:style-name="ce99">
            <text:p><text:s text:c="3"/>7,034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7392" table:style-name="ce99">
            <text:p><text:s text:c="3"/>7,392</text:p>
          </table:table-cell>
          <table:table-cell office:value-type="float" office:value="39" table:style-name="ce99">
            <text:p><text:s text:c="3"/>39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083" table:style-name="ce99">
            <text:p><text:s text:c="3"/>7,083</text:p>
          </table:table-cell>
          <table:table-cell office:value-type="float" office:value="6813" table:style-name="ce99">
            <text:p><text:s text:c="3"/>6,813</text:p>
          </table:table-cell>
          <table:table-cell office:value-type="float" office:value="270" table:style-name="ce99">
            <text:p><text:s text:c="3"/>270</text:p>
          </table:table-cell>
          <table:table-cell office:value-type="float" office:value="0" table:style-name="ce99">
            <text:p>—</text:p>
          </table:table-cell>
          <table:table-cell office:value-type="float" office:value="6611" table:style-name="ce99">
            <text:p><text:s text:c="3"/>6,611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274" table:style-name="ce99">
            <text:p><text:s text:c="3"/>274</text:p>
          </table:table-cell>
          <table:table-cell office:value-type="float" office:value="6970" table:style-name="ce99">
            <text:p><text:s text:c="3"/>6,970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7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6月</text:p>
          </table:table-cell>
          <table:table-cell office:value-type="string" table:style-name="ce98">
            <text:p>男</text:p>
          </table:table-cell>
          <table:table-cell office:value-type="float" office:value="6737" table:style-name="ce99">
            <text:p><text:s text:c="3"/>6,737</text:p>
          </table:table-cell>
          <table:table-cell office:value-type="float" office:value="6461" table:style-name="ce99">
            <text:p><text:s text:c="3"/>6,461</text:p>
          </table:table-cell>
          <table:table-cell office:value-type="float" office:value="276" table:style-name="ce99">
            <text:p><text:s text:c="3"/>276</text:p>
          </table:table-cell>
          <table:table-cell office:value-type="float" office:value="0" table:style-name="ce99">
            <text:p>—</text:p>
          </table:table-cell>
          <table:table-cell office:value-type="float" office:value="6310" table:style-name="ce99">
            <text:p><text:s text:c="3"/>6,31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6636" table:style-name="ce99">
            <text:p><text:s text:c="3"/>6,636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6149" table:style-name="ce99">
            <text:p><text:s text:c="3"/>6,149</text:p>
          </table:table-cell>
          <table:table-cell office:value-type="float" office:value="5916" table:style-name="ce99">
            <text:p><text:s text:c="3"/>5,916</text:p>
          </table:table-cell>
          <table:table-cell office:value-type="float" office:value="233" table:style-name="ce99">
            <text:p><text:s text:c="3"/>233</text:p>
          </table:table-cell>
          <table:table-cell office:value-type="float" office:value="0" table:style-name="ce99">
            <text:p>—</text:p>
          </table:table-cell>
          <table:table-cell office:value-type="float" office:value="5772" table:style-name="ce99">
            <text:p><text:s text:c="3"/>5,772</text:p>
          </table:table-cell>
          <table:table-cell office:value-type="float" office:value="159" table:style-name="ce99">
            <text:p><text:s text:c="3"/>159</text:p>
          </table:table-cell>
          <table:table-cell office:value-type="float" office:value="218" table:style-name="ce99">
            <text:p><text:s text:c="3"/>218</text:p>
          </table:table-cell>
          <table:table-cell office:value-type="float" office:value="6052" table:style-name="ce99">
            <text:p><text:s text:c="3"/>6,052</text:p>
          </table:table-cell>
          <table:table-cell office:value-type="float" office:value="27" table:style-name="ce99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7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7月</text:p>
          </table:table-cell>
          <table:table-cell office:value-type="string" table:style-name="ce98">
            <text:p>男</text:p>
          </table:table-cell>
          <table:table-cell office:value-type="float" office:value="7803" table:style-name="ce99">
            <text:p><text:s text:c="3"/>7,803</text:p>
          </table:table-cell>
          <table:table-cell office:value-type="float" office:value="7503" table:style-name="ce99">
            <text:p><text:s text:c="3"/>7,503</text:p>
          </table:table-cell>
          <table:table-cell office:value-type="float" office:value="300" table:style-name="ce99">
            <text:p><text:s text:c="3"/>300</text:p>
          </table:table-cell>
          <table:table-cell office:value-type="float" office:value="0" table:style-name="ce99">
            <text:p>—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207" table:style-name="ce99">
            <text:p><text:s text:c="3"/>207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7672" table:style-name="ce99">
            <text:p><text:s text:c="3"/>7,672</text:p>
          </table:table-cell>
          <table:table-cell office:value-type="float" office:value="45" table:style-name="ce99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8">
            <text:p>女</text:p>
          </table:table-cell>
          <table:table-cell office:value-type="float" office:value="7301" table:style-name="ce99">
            <text:p><text:s text:c="3"/>7,301</text:p>
          </table:table-cell>
          <table:table-cell office:value-type="float" office:value="7026" table:style-name="ce99">
            <text:p><text:s text:c="3"/>7,026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821" table:style-name="ce99">
            <text:p><text:s text:c="3"/>6,821</text:p>
          </table:table-cell>
          <table:table-cell office:value-type="float" office:value="189" table:style-name="ce99">
            <text:p><text:s text:c="3"/>18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7180" table:style-name="ce99">
            <text:p><text:s text:c="3"/>7,180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7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8月</text:p>
          </table:table-cell>
          <table:table-cell office:value-type="string" table:style-name="ce98">
            <text:p>男</text:p>
          </table:table-cell>
          <table:table-cell office:value-type="float" office:value="7427" table:style-name="ce99">
            <text:p><text:s text:c="3"/>7,427</text:p>
          </table:table-cell>
          <table:table-cell office:value-type="float" office:value="7142" table:style-name="ce99">
            <text:p><text:s text:c="3"/>7,142</text:p>
          </table:table-cell>
          <table:table-cell office:value-type="float" office:value="285" table:style-name="ce99">
            <text:p><text:s text:c="3"/>285</text:p>
          </table:table-cell>
          <table:table-cell office:value-type="float" office:value="0" table:style-name="ce99">
            <text:p>—</text:p>
          </table:table-cell>
          <table:table-cell office:value-type="float" office:value="7000" table:style-name="ce99">
            <text:p><text:s text:c="3"/>7,000</text:p>
          </table:table-cell>
          <table:table-cell office:value-type="float" office:value="178" table:style-name="ce99">
            <text:p><text:s text:c="3"/>178</text:p>
          </table:table-cell>
          <table:table-cell office:value-type="float" office:value="249" table:style-name="ce99">
            <text:p><text:s text:c="3"/>249</text:p>
          </table:table-cell>
          <table:table-cell office:value-type="float" office:value="7279" table:style-name="ce99">
            <text:p><text:s text:c="3"/>7,27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9">
            <text:p><text:s text:c="3"/>14,533</text:p>
          </table:table-cell>
          <table:table-cell office:value-type="float" office:value="13954" table:style-name="ce99">
            <text:p><text:s text:c="3"/>13,954</text:p>
          </table:table-cell>
          <table:table-cell office:value-type="float" office:value="578" table:style-name="ce99">
            <text:p><text:s text:c="3"/>578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607" table:style-name="ce99">
            <text:p><text:s text:c="3"/>13,607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569" table:style-name="ce99">
            <text:p><text:s text:c="3"/>569</text:p>
          </table:table-cell>
          <table:table-cell office:value-type="float" office:value="14271" table:style-name="ce99">
            <text:p><text:s text:c="3"/>14,271</text:p>
          </table:table-cell>
          <table:table-cell office:value-type="float" office:value="68" table:style-name="ce99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8">
            <text:p>9月</text:p>
          </table:table-cell>
          <table:table-cell office:value-type="string" table:style-name="ce98">
            <text:p>男</text:p>
          </table:table-cell>
          <table:table-cell office:value-type="float" office:value="7515" table:style-name="ce99">
            <text:p><text:s text:c="3"/>7,515</text:p>
          </table:table-cell>
          <table:table-cell office:value-type="float" office:value="7232" table:style-name="ce99">
            <text:p><text:s text:c="3"/>7,232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99">
            <text:p>—</text:p>
          </table:table-cell>
          <table:table-cell office:value-type="float" office:value="7039" table:style-name="ce99">
            <text:p><text:s text:c="3"/>7,039</text:p>
          </table:table-cell>
          <table:table-cell office:value-type="float" office:value="203" table:style-name="ce99">
            <text:p><text:s text:c="3"/>203</text:p>
          </table:table-cell>
          <table:table-cell office:value-type="float" office:value="273" table:style-name="ce99">
            <text:p><text:s text:c="3"/>273</text:p>
          </table:table-cell>
          <table:table-cell office:value-type="float" office:value="7385" table:style-name="ce99">
            <text:p><text:s text:c="3"/>7,385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9">
            <text:p><text:s text:c="3"/>7,018</text:p>
          </table:table-cell>
          <table:table-cell office:value-type="float" office:value="6722" table:style-name="ce99">
            <text:p><text:s text:c="3"/>6,722</text:p>
          </table:table-cell>
          <table:table-cell office:value-type="float" office:value="295" table:style-name="ce99">
            <text:p><text:s text:c="3"/>295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568" table:style-name="ce99">
            <text:p><text:s text:c="3"/>6,568</text:p>
          </table:table-cell>
          <table:table-cell office:value-type="float" office:value="154" table:style-name="ce99">
            <text:p><text:s text:c="3"/>154</text:p>
          </table:table-cell>
          <table:table-cell office:value-type="float" office:value="296" table:style-name="ce99">
            <text:p><text:s text:c="3"/>296</text:p>
          </table:table-cell>
          <table:table-cell office:value-type="float" office:value="6886" table:style-name="ce99">
            <text:p><text:s text:c="3"/>6,886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8">
            <text:p>男</text:p>
          </table:table-cell>
          <table:table-cell office:value-type="float" office:value="7770" table:style-name="ce99">
            <text:p><text:s text:c="3"/>7,770</text:p>
          </table:table-cell>
          <table:table-cell office:value-type="float" office:value="7479" table:style-name="ce99">
            <text:p><text:s text:c="3"/>7,479</text:p>
          </table:table-cell>
          <table:table-cell office:value-type="float" office:value="291" table:style-name="ce99">
            <text:p><text:s text:c="3"/>291</text:p>
          </table:table-cell>
          <table:table-cell office:value-type="float" office:value="0" table:style-name="ce99">
            <text:p>—</text:p>
          </table:table-cell>
          <table:table-cell office:value-type="float" office:value="7241" table:style-name="ce99">
            <text:p><text:s text:c="3"/>7,241</text:p>
          </table:table-cell>
          <table:table-cell office:value-type="float" office:value="181" table:style-name="ce99">
            <text:p><text:s text:c="3"/>181</text:p>
          </table:table-cell>
          <table:table-cell office:value-type="float" office:value="348" table:style-name="ce99">
            <text:p><text:s text:c="3"/>348</text:p>
          </table:table-cell>
          <table:table-cell office:value-type="float" office:value="7633" table:style-name="ce99">
            <text:p><text:s text:c="3"/>7,633</text:p>
          </table:table-cell>
          <table:table-cell office:value-type="float" office:value="38" table:style-name="ce99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8">
            <text:p>12月</text:p>
          </table:table-cell>
          <table:table-cell office:value-type="string" table:style-name="ce98">
            <text:p>男</text:p>
          </table:table-cell>
          <table:table-cell office:value-type="float" office:value="8413" table:style-name="ce99">
            <text:p><text:s text:c="3"/>8,413</text:p>
          </table:table-cell>
          <table:table-cell office:value-type="float" office:value="8056" table:style-name="ce99">
            <text:p><text:s text:c="3"/>8,056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0" table:style-name="ce99">
            <text:p>—</text:p>
          </table:table-cell>
          <table:table-cell office:value-type="float" office:value="7867" table:style-name="ce99">
            <text:p><text:s text:c="3"/>7,867</text:p>
          </table:table-cell>
          <table:table-cell office:value-type="float" office:value="200" table:style-name="ce99">
            <text:p><text:s text:c="3"/>200</text:p>
          </table:table-cell>
          <table:table-cell office:value-type="float" office:value="346" table:style-name="ce99">
            <text:p><text:s text:c="3"/>346</text:p>
          </table:table-cell>
          <table:table-cell office:value-type="float" office:value="8270" table:style-name="ce99">
            <text:p><text:s text:c="3"/>8,270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3">
            <text:p>109年</text:p>
            <text:p>截至5月止</text:p>
          </table:table-cell>
          <table:table-cell office:value-type="string" table:style-name="ce115">
            <text:p>計</text:p>
          </table:table-cell>
          <table:table-cell office:value-type="float" office:value="65513" table:style-name="ce116">
            <text:p><text:s text:c="3"/>65,513</text:p>
          </table:table-cell>
          <table:table-cell office:value-type="float" office:value="62988" table:style-name="ce116">
            <text:p><text:s text:c="3"/>62,988</text:p>
          </table:table-cell>
          <table:table-cell office:value-type="float" office:value="2521" table:style-name="ce116">
            <text:p><text:s text:c="3"/>2,521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61352" table:style-name="ce116">
            <text:p><text:s text:c="3"/>61,352</text:p>
          </table:table-cell>
          <table:table-cell office:value-type="float" office:value="1475" table:style-name="ce116">
            <text:p><text:s text:c="3"/>1,475</text:p>
          </table:table-cell>
          <table:table-cell office:value-type="float" office:value="2686" table:style-name="ce116">
            <text:p><text:s text:c="3"/>2,686</text:p>
          </table:table-cell>
          <table:table-cell office:value-type="float" office:value="64394" table:style-name="ce116">
            <text:p><text:s text:c="3"/>64,394</text:p>
          </table:table-cell>
          <table:table-cell office:value-type="float" office:value="354" table:style-name="ce116">
            <text:p><text:s text:c="3"/>354</text:p>
          </table:table-cell>
          <table:table-cell office:value-type="float" office:value="765" table:style-name="ce117">
            <text:p><text:s text:c="3"/>76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33855" table:style-name="ce86">
            <text:p><text:s text:c="3"/>33,855</text:p>
          </table:table-cell>
          <table:table-cell office:value-type="float" office:value="32540" table:style-name="ce86">
            <text:p><text:s text:c="3"/>32,540</text:p>
          </table:table-cell>
          <table:table-cell office:value-type="float" office:value="1313" table:style-name="ce86">
            <text:p><text:s text:c="3"/>1,313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31624" table:style-name="ce86">
            <text:p><text:s text:c="3"/>31,624</text:p>
          </table:table-cell>
          <table:table-cell office:value-type="float" office:value="829" table:style-name="ce86">
            <text:p><text:s text:c="3"/>829</text:p>
          </table:table-cell>
          <table:table-cell office:value-type="float" office:value="1402" table:style-name="ce86">
            <text:p><text:s text:c="3"/>1,402</text:p>
          </table:table-cell>
          <table:table-cell office:value-type="float" office:value="33264" table:style-name="ce86">
            <text:p><text:s text:c="3"/>33,264</text:p>
          </table:table-cell>
          <table:table-cell office:value-type="float" office:value="192" table:style-name="ce86">
            <text:p><text:s text:c="3"/>192</text:p>
          </table:table-cell>
          <table:table-cell office:value-type="float" office:value="399" table:style-name="ce119">
            <text:p><text:s text:c="3"/>39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31658" table:style-name="ce121">
            <text:p><text:s text:c="3"/>31,658</text:p>
          </table:table-cell>
          <table:table-cell office:value-type="float" office:value="30448" table:style-name="ce121">
            <text:p><text:s text:c="3"/>30,448</text:p>
          </table:table-cell>
          <table:table-cell office:value-type="float" office:value="1208" table:style-name="ce121">
            <text:p><text:s text:c="3"/>1,208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9728" table:style-name="ce121">
            <text:p><text:s text:c="3"/>29,728</text:p>
          </table:table-cell>
          <table:table-cell office:value-type="float" office:value="646" table:style-name="ce121">
            <text:p><text:s text:c="3"/>646</text:p>
          </table:table-cell>
          <table:table-cell office:value-type="float" office:value="1284" table:style-name="ce121">
            <text:p><text:s text:c="3"/>1,284</text:p>
          </table:table-cell>
          <table:table-cell office:value-type="float" office:value="31130" table:style-name="ce121">
            <text:p><text:s text:c="3"/>31,130</text:p>
          </table:table-cell>
          <table:table-cell office:value-type="float" office:value="162" table:style-name="ce121">
            <text:p><text:s text:c="3"/>162</text:p>
          </table:table-cell>
          <table:table-cell office:value-type="float" office:value="366" table:style-name="ce122">
            <text:p><text:s text:c="3"/>36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98">
            <text:p>計</text:p>
          </table:table-cell>
          <table:table-cell office:value-type="float" office:value="12510" table:style-name="ce99">
            <text:p><text:s text:c="3"/>12,510</text:p>
          </table:table-cell>
          <table:table-cell office:value-type="float" office:value="12035" table:style-name="ce99">
            <text:p><text:s text:c="3"/>12,035</text:p>
          </table:table-cell>
          <table:table-cell office:value-type="float" office:value="473" table:style-name="ce99">
            <text:p><text:s text:c="3"/>47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1698" table:style-name="ce99">
            <text:p><text:s text:c="3"/>11,698</text:p>
          </table:table-cell>
          <table:table-cell office:value-type="float" office:value="321" table:style-name="ce99">
            <text:p><text:s text:c="3"/>321</text:p>
          </table:table-cell>
          <table:table-cell office:value-type="float" office:value="491" table:style-name="ce99">
            <text:p><text:s text:c="3"/>491</text:p>
          </table:table-cell>
          <table:table-cell office:value-type="float" office:value="12268" table:style-name="ce99">
            <text:p><text:s text:c="3"/>12,268</text:p>
          </table:table-cell>
          <table:table-cell office:value-type="float" office:value="80" table:style-name="ce99">
            <text:p><text:s text:c="3"/>80</text:p>
          </table:table-cell>
          <table:table-cell office:value-type="float" office:value="162" table:style-name="ce102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1月</text:p>
          </table:table-cell>
          <table:table-cell office:value-type="string" table:style-name="ce98">
            <text:p>男</text:p>
          </table:table-cell>
          <table:table-cell office:value-type="float" office:value="6445" table:style-name="ce99">
            <text:p><text:s text:c="3"/>6,445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244" table:style-name="ce99">
            <text:p><text:s text:c="3"/>24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004" table:style-name="ce99">
            <text:p><text:s text:c="3"/>6,004</text:p>
          </table:table-cell>
          <table:table-cell office:value-type="float" office:value="190" table:style-name="ce99">
            <text:p><text:s text:c="3"/>190</text:p>
          </table:table-cell>
          <table:table-cell office:value-type="float" office:value="251" table:style-name="ce99">
            <text:p><text:s text:c="3"/>251</text:p>
          </table:table-cell>
          <table:table-cell office:value-type="float" office:value="6325" table:style-name="ce99">
            <text:p><text:s text:c="3"/>6,325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5"/>
          <table:table-cell office:value-type="string" table:style-name="ce104">
            <text:p>女</text:p>
          </table:table-cell>
          <table:table-cell office:value-type="float" office:value="6065" table:style-name="ce105">
            <text:p><text:s text:c="3"/>6,065</text:p>
          </table:table-cell>
          <table:table-cell office:value-type="float" office:value="5835" table:style-name="ce105">
            <text:p><text:s text:c="3"/>5,835</text:p>
          </table:table-cell>
          <table:table-cell office:value-type="float" office:value="229" table:style-name="ce105">
            <text:p><text:s text:c="3"/>229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5694" table:style-name="ce105">
            <text:p><text:s text:c="3"/>5,694</text:p>
          </table:table-cell>
          <table:table-cell office:value-type="float" office:value="131" table:style-name="ce105">
            <text:p><text:s text:c="3"/>131</text:p>
          </table:table-cell>
          <table:table-cell office:value-type="float" office:value="240" table:style-name="ce105">
            <text:p><text:s text:c="3"/>240</text:p>
          </table:table-cell>
          <table:table-cell office:value-type="float" office:value="5943" table:style-name="ce105">
            <text:p><text:s text:c="3"/>5,943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79" table:style-name="ce106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計</text:p>
          </table:table-cell>
          <table:table-cell office:value-type="float" office:value="13536" table:style-name="ce99">
            <text:p><text:s text:c="3"/>13,536</text:p>
          </table:table-cell>
          <table:table-cell office:value-type="float" office:value="13019" table:style-name="ce99">
            <text:p><text:s text:c="3"/>13,019</text:p>
          </table:table-cell>
          <table:table-cell office:value-type="float" office:value="517" table:style-name="ce99">
            <text:p><text:s text:c="3"/>517</text:p>
          </table:table-cell>
          <table:table-cell office:value-type="float" office:value="0" table:style-name="ce99">
            <text:p>—</text:p>
          </table:table-cell>
          <table:table-cell office:value-type="float" office:value="12674" table:style-name="ce99">
            <text:p><text:s text:c="3"/>12,674</text:p>
          </table:table-cell>
          <table:table-cell office:value-type="float" office:value="301" table:style-name="ce99">
            <text:p><text:s text:c="3"/>301</text:p>
          </table:table-cell>
          <table:table-cell office:value-type="float" office:value="561" table:style-name="ce99">
            <text:p><text:s text:c="3"/>561</text:p>
          </table:table-cell>
          <table:table-cell office:value-type="float" office:value="13286" table:style-name="ce99">
            <text:p><text:s text:c="3"/>13,286</text:p>
          </table:table-cell>
          <table:table-cell office:value-type="float" office:value="84" table:style-name="ce99">
            <text:p><text:s text:c="3"/>84</text:p>
          </table:table-cell>
          <table:table-cell office:value-type="float" office:value="166" table:style-name="ce102">
            <text:p><text:s text:c="3"/>16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2月</text:p>
          </table:table-cell>
          <table:table-cell office:value-type="string" table:style-name="ce98">
            <text:p>男</text:p>
          </table:table-cell>
          <table:table-cell office:value-type="float" office:value="6926" table:style-name="ce99">
            <text:p><text:s text:c="3"/>6,926</text:p>
          </table:table-cell>
          <table:table-cell office:value-type="float" office:value="6684" table:style-name="ce99">
            <text:p><text:s text:c="3"/>6,684</text:p>
          </table:table-cell>
          <table:table-cell office:value-type="float" office:value="242" table:style-name="ce99">
            <text:p><text:s text:c="3"/>242</text:p>
          </table:table-cell>
          <table:table-cell office:value-type="float" office:value="0" table:style-name="ce99">
            <text:p>—</text:p>
          </table:table-cell>
          <table:table-cell office:value-type="float" office:value="6489" table:style-name="ce99">
            <text:p><text:s text:c="3"/>6,489</text:p>
          </table:table-cell>
          <table:table-cell office:value-type="float" office:value="155" table:style-name="ce99">
            <text:p><text:s text:c="3"/>155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799" table:style-name="ce99">
            <text:p><text:s text:c="3"/>6,799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80" table:style-name="ce102">
            <text:p><text:s text:c="3"/>80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610" table:style-name="ce99">
            <text:p><text:s text:c="3"/>6,610</text:p>
          </table:table-cell>
          <table:table-cell office:value-type="float" office:value="6335" table:style-name="ce99">
            <text:p><text:s text:c="3"/>6,335</text:p>
          </table:table-cell>
          <table:table-cell office:value-type="float" office:value="275" table:style-name="ce99">
            <text:p><text:s text:c="3"/>275</text:p>
          </table:table-cell>
          <table:table-cell office:value-type="float" office:value="0" table:style-name="ce99">
            <text:p>—</text:p>
          </table:table-cell>
          <table:table-cell office:value-type="float" office:value="6185" table:style-name="ce99">
            <text:p><text:s text:c="3"/>6,185</text:p>
          </table:table-cell>
          <table:table-cell office:value-type="float" office:value="146" table:style-name="ce99">
            <text:p><text:s text:c="3"/>146</text:p>
          </table:table-cell>
          <table:table-cell office:value-type="float" office:value="279" table:style-name="ce99">
            <text:p><text:s text:c="3"/>279</text:p>
          </table:table-cell>
          <table:table-cell office:value-type="float" office:value="6487" table:style-name="ce99">
            <text:p><text:s text:c="3"/>6,487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86" table:style-name="ce102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4368" table:style-name="ce108">
            <text:p><text:s text:c="3"/>14,368</text:p>
          </table:table-cell>
          <table:table-cell office:value-type="float" office:value="13804" table:style-name="ce108">
            <text:p><text:s text:c="3"/>13,804</text:p>
          </table:table-cell>
          <table:table-cell office:value-type="float" office:value="564" table:style-name="ce108">
            <text:p><text:s text:c="3"/>564</text:p>
          </table:table-cell>
          <table:table-cell office:value-type="float" office:value="0" table:style-name="ce108">
            <text:p>—</text:p>
          </table:table-cell>
          <table:table-cell office:value-type="float" office:value="13478" table:style-name="ce108">
            <text:p><text:s text:c="3"/>13,478</text:p>
          </table:table-cell>
          <table:table-cell office:value-type="float" office:value="307" table:style-name="ce108">
            <text:p><text:s text:c="3"/>307</text:p>
          </table:table-cell>
          <table:table-cell office:value-type="float" office:value="583" table:style-name="ce108">
            <text:p><text:s text:c="3"/>583</text:p>
          </table:table-cell>
          <table:table-cell office:value-type="float" office:value="14120" table:style-name="ce108">
            <text:p><text:s text:c="3"/>14,120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72" table:style-name="ce109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3月</text:p>
          </table:table-cell>
          <table:table-cell office:value-type="string" table:style-name="ce98">
            <text:p>男</text:p>
          </table:table-cell>
          <table:table-cell office:value-type="float" office:value="7439" table:style-name="ce99">
            <text:p><text:s text:c="3"/>7,439</text:p>
          </table:table-cell>
          <table:table-cell office:value-type="float" office:value="7146" table:style-name="ce99">
            <text:p><text:s text:c="3"/>7,146</text:p>
          </table:table-cell>
          <table:table-cell office:value-type="float" office:value="293" table:style-name="ce99">
            <text:p><text:s text:c="3"/>293</text:p>
          </table:table-cell>
          <table:table-cell office:value-type="float" office:value="0" table:style-name="ce99">
            <text:p>—</text:p>
          </table:table-cell>
          <table:table-cell office:value-type="float" office:value="6971" table:style-name="ce99">
            <text:p><text:s text:c="3"/>6,971</text:p>
          </table:table-cell>
          <table:table-cell office:value-type="float" office:value="171" table:style-name="ce99">
            <text:p><text:s text:c="3"/>171</text:p>
          </table:table-cell>
          <table:table-cell office:value-type="float" office:value="297" table:style-name="ce99">
            <text:p><text:s text:c="3"/>297</text:p>
          </table:table-cell>
          <table:table-cell office:value-type="float" office:value="7306" table:style-name="ce99">
            <text:p><text:s text:c="3"/>7,306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9" table:style-name="ce102">
            <text:p><text:s text:c="3"/>8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929" table:style-name="ce99">
            <text:p><text:s text:c="3"/>6,929</text:p>
          </table:table-cell>
          <table:table-cell office:value-type="float" office:value="6658" table:style-name="ce99">
            <text:p><text:s text:c="3"/>6,658</text:p>
          </table:table-cell>
          <table:table-cell office:value-type="float" office:value="271" table:style-name="ce99">
            <text:p><text:s text:c="3"/>271</text:p>
          </table:table-cell>
          <table:table-cell office:value-type="float" office:value="0" table:style-name="ce99">
            <text:p>—</text:p>
          </table:table-cell>
          <table:table-cell office:value-type="float" office:value="6507" table:style-name="ce99">
            <text:p><text:s text:c="3"/>6,507</text:p>
          </table:table-cell>
          <table:table-cell office:value-type="float" office:value="136" table:style-name="ce99">
            <text:p><text:s text:c="3"/>136</text:p>
          </table:table-cell>
          <table:table-cell office:value-type="float" office:value="286" table:style-name="ce99">
            <text:p><text:s text:c="3"/>286</text:p>
          </table:table-cell>
          <table:table-cell office:value-type="float" office:value="6814" table:style-name="ce99">
            <text:p><text:s text:c="3"/>6,81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83" table:style-name="ce102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123"/>
          <table:table-cell office:value-type="string" table:style-name="ce107">
            <text:p>計</text:p>
          </table:table-cell>
          <table:table-cell office:value-type="float" office:value="12864" table:style-name="ce108">
            <text:p><text:s text:c="3"/>12,864</text:p>
          </table:table-cell>
          <table:table-cell office:value-type="float" office:value="12373" table:style-name="ce108">
            <text:p><text:s text:c="3"/>12,373</text:p>
          </table:table-cell>
          <table:table-cell office:value-type="float" office:value="490" table:style-name="ce108">
            <text:p><text:s text:c="3"/>490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056" table:style-name="ce108">
            <text:p><text:s text:c="3"/>12,056</text:p>
          </table:table-cell>
          <table:table-cell office:value-type="float" office:value="271" table:style-name="ce108">
            <text:p><text:s text:c="3"/>271</text:p>
          </table:table-cell>
          <table:table-cell office:value-type="float" office:value="537" table:style-name="ce108">
            <text:p><text:s text:c="3"/>537</text:p>
          </table:table-cell>
          <table:table-cell office:value-type="float" office:value="12675" table:style-name="ce108">
            <text:p><text:s text:c="3"/>12,675</text:p>
          </table:table-cell>
          <table:table-cell office:value-type="float" office:value="53" table:style-name="ce108">
            <text:p><text:s text:c="3"/>53</text:p>
          </table:table-cell>
          <table:table-cell office:value-type="float" office:value="136" table:style-name="ce109">
            <text:p><text:s text:c="3"/>13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24">
            <text:p>4月</text:p>
          </table:table-cell>
          <table:table-cell office:value-type="string" table:style-name="ce98">
            <text:p>男</text:p>
          </table:table-cell>
          <table:table-cell office:value-type="float" office:value="6642" table:style-name="ce99">
            <text:p><text:s text:c="3"/>6,642</text:p>
          </table:table-cell>
          <table:table-cell office:value-type="float" office:value="6360" table:style-name="ce99">
            <text:p><text:s text:c="3"/>6,360</text:p>
          </table:table-cell>
          <table:table-cell office:value-type="float" office:value="281" table:style-name="ce99">
            <text:p><text:s text:c="3"/>28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6200" table:style-name="ce99">
            <text:p><text:s text:c="3"/>6,200</text:p>
          </table:table-cell>
          <table:table-cell office:value-type="float" office:value="152" table:style-name="ce99">
            <text:p><text:s text:c="3"/>152</text:p>
          </table:table-cell>
          <table:table-cell office:value-type="float" office:value="290" table:style-name="ce99">
            <text:p><text:s text:c="3"/>290</text:p>
          </table:table-cell>
          <table:table-cell office:value-type="float" office:value="6545" table:style-name="ce99">
            <text:p><text:s text:c="3"/>6,545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9" table:style-name="ce102">
            <text:p><text:s text:c="3"/>69</text:p>
          </table:table-cell>
          <table:table-cell table:number-columns-repeated="16372" table:style-name="ce43"/>
        </table:table-row>
        <table:table-row table:style-name="ro7">
          <table:table-cell table:style-name="ce124"/>
          <table:table-cell office:value-type="string" table:style-name="ce98">
            <text:p>女</text:p>
          </table:table-cell>
          <table:table-cell office:value-type="float" office:value="6222" table:style-name="ce99">
            <text:p><text:s text:c="3"/>6,222</text:p>
          </table:table-cell>
          <table:table-cell office:value-type="float" office:value="6013" table:style-name="ce99">
            <text:p><text:s text:c="3"/>6,013</text:p>
          </table:table-cell>
          <table:table-cell office:value-type="float" office:value="209" table:style-name="ce99">
            <text:p><text:s text:c="3"/>209</text:p>
          </table:table-cell>
          <table:table-cell office:value-type="float" office:value="0" table:style-name="ce99">
            <text:p>—</text:p>
          </table:table-cell>
          <table:table-cell office:value-type="float" office:value="5856" table:style-name="ce99">
            <text:p><text:s text:c="3"/>5,856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247" table:style-name="ce99">
            <text:p><text:s text:c="3"/>247</text:p>
          </table:table-cell>
          <table:table-cell office:value-type="float" office:value="6130" table:style-name="ce99">
            <text:p><text:s text:c="3"/>6,130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67" table:style-name="ce102">
            <text:p><text:s text:c="3"/>67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235" table:style-name="ce96">
            <text:p><text:s text:c="3"/>12,235</text:p>
          </table:table-cell>
          <table:table-cell office:value-type="float" office:value="11757" table:style-name="ce96">
            <text:p><text:s text:c="3"/>11,757</text:p>
          </table:table-cell>
          <table:table-cell office:value-type="float" office:value="477" table:style-name="ce96">
            <text:p><text:s text:c="3"/>477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1446" table:style-name="ce96">
            <text:p><text:s text:c="3"/>11,446</text:p>
          </table:table-cell>
          <table:table-cell office:value-type="float" office:value="275" table:style-name="ce96">
            <text:p><text:s text:c="3"/>275</text:p>
          </table:table-cell>
          <table:table-cell office:value-type="float" office:value="514" table:style-name="ce96">
            <text:p><text:s text:c="3"/>514</text:p>
          </table:table-cell>
          <table:table-cell office:value-type="float" office:value="12045" table:style-name="ce96">
            <text:p><text:s text:c="3"/>12,045</text:p>
          </table:table-cell>
          <table:table-cell office:value-type="float" office:value="61" table:style-name="ce96">
            <text:p><text:s text:c="3"/>61</text:p>
          </table:table-cell>
          <table:table-cell office:value-type="float" office:value="129" table:style-name="ce97">
            <text:p><text:s text:c="3"/>12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5月</text:p>
          </table:table-cell>
          <table:table-cell office:value-type="string" table:style-name="ce98">
            <text:p>男</text:p>
          </table:table-cell>
          <table:table-cell office:value-type="float" office:value="6403" table:style-name="ce99">
            <text:p><text:s text:c="3"/>6,403</text:p>
          </table:table-cell>
          <table:table-cell office:value-type="float" office:value="6150" table:style-name="ce99">
            <text:p><text:s text:c="3"/>6,150</text:p>
          </table:table-cell>
          <table:table-cell office:value-type="float" office:value="253" table:style-name="ce99">
            <text:p><text:s text:c="3"/>253</text:p>
          </table:table-cell>
          <table:table-cell office:value-type="float" office:value="0" table:style-name="ce99">
            <text:p>—</text:p>
          </table:table-cell>
          <table:table-cell office:value-type="float" office:value="5960" table:style-name="ce99">
            <text:p><text:s text:c="3"/>5,960</text:p>
          </table:table-cell>
          <table:table-cell office:value-type="float" office:value="161" table:style-name="ce99">
            <text:p><text:s text:c="3"/>161</text:p>
          </table:table-cell>
          <table:table-cell office:value-type="float" office:value="282" table:style-name="ce99">
            <text:p><text:s text:c="3"/>282</text:p>
          </table:table-cell>
          <table:table-cell office:value-type="float" office:value="6289" table:style-name="ce99">
            <text:p><text:s text:c="3"/>6,28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78" table:style-name="ce100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table:style-name="ce98"/>
          <table:table-cell office:value-type="string" table:style-name="ce98">
            <text:p>女</text:p>
          </table:table-cell>
          <table:table-cell office:value-type="float" office:value="5832" table:style-name="ce99">
            <text:p><text:s text:c="3"/>5,832</text:p>
          </table:table-cell>
          <table:table-cell office:value-type="float" office:value="5607" table:style-name="ce99">
            <text:p><text:s text:c="3"/>5,607</text:p>
          </table:table-cell>
          <table:table-cell office:value-type="float" office:value="224" table:style-name="ce99">
            <text:p><text:s text:c="3"/>224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5486" table:style-name="ce99">
            <text:p><text:s text:c="3"/>5,486</text:p>
          </table:table-cell>
          <table:table-cell office:value-type="float" office:value="114" table:style-name="ce99">
            <text:p><text:s text:c="3"/>114</text:p>
          </table:table-cell>
          <table:table-cell office:value-type="float" office:value="232" table:style-name="ce99">
            <text:p><text:s text:c="3"/>232</text:p>
          </table:table-cell>
          <table:table-cell office:value-type="float" office:value="5756" table:style-name="ce99">
            <text:p><text:s text:c="3"/>5,756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51" table:style-name="ce100">
            <text:p><text:s text:c="3"/>5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6">
            <text:p>較上年同月　　増減 (%)<text:s/></text:p>
          </table:table-cell>
          <table:table-cell office:value-type="string" table:style-name="ce127">
            <text:p>計</text:p>
          </table:table-cell>
          <table:table-cell office:value-type="float" office:value="-16.123945979296632" table:style-name="ce128">
            <text:p><text:s text:c="3"/>－16.12</text:p>
          </table:table-cell>
          <table:table-cell office:value-type="float" office:value="-16.242786920282111" table:style-name="ce128">
            <text:p><text:s text:c="3"/>－16.24</text:p>
          </table:table-cell>
          <table:table-cell office:value-type="float" office:value="-13.272727272727272" table:style-name="ce128">
            <text:p><text:s text:c="3"/>－13.27</text:p>
          </table:table-cell>
          <table:table-cell office:value-type="float" office:value="100" table:style-name="ce128">
            <text:p>100.00</text:p>
          </table:table-cell>
          <table:table-cell office:value-type="float" office:value="-16.115793330890433" table:style-name="ce128">
            <text:p><text:s text:c="3"/>－16.12</text:p>
          </table:table-cell>
          <table:table-cell office:value-type="float" office:value="-30.904522613065328" table:style-name="ce128">
            <text:p><text:s text:c="3"/>－30.90</text:p>
          </table:table-cell>
          <table:table-cell office:value-type="float" office:value="-5.5147058823529411" table:style-name="ce128">
            <text:p><text:s text:c="3"/>－5.51</text:p>
          </table:table-cell>
          <table:table-cell office:value-type="float" office:value="-16.132850577913942" table:style-name="ce128">
            <text:p><text:s text:c="3"/>－16.13</text:p>
          </table:table-cell>
          <table:table-cell office:value-type="float" office:value="-14.084507042253522" table:style-name="ce128">
            <text:p><text:s text:c="3"/>－14.08</text:p>
          </table:table-cell>
          <table:table-cell office:value-type="float" office:value="-16.233766233766232" table:style-name="ce129">
            <text:p><text:s text:c="3"/>－16.2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14.672174840085288" table:style-name="ce131">
            <text:p><text:s text:c="3"/>－14.67</text:p>
          </table:table-cell>
          <table:table-cell office:value-type="float" office:value="-14.867109634551495" table:style-name="ce131">
            <text:p><text:s text:c="3"/>－14.87</text:p>
          </table:table-cell>
          <table:table-cell office:value-type="float" office:value="-9.6428571428571441" table:style-name="ce131">
            <text:p><text:s text:c="3"/>－9.64</text:p>
          </table:table-cell>
          <table:table-cell office:value-type="float" office:value="0" table:style-name="ce131">
            <text:p>－</text:p>
          </table:table-cell>
          <table:table-cell office:value-type="float" office:value="-15.268694910435029" table:style-name="ce131">
            <text:p><text:s text:c="3"/>－15.27</text:p>
          </table:table-cell>
          <table:table-cell office:value-type="float" office:value="-19.5" table:style-name="ce131">
            <text:p><text:s text:c="3"/>－19.50</text:p>
          </table:table-cell>
          <table:table-cell office:value-type="float" office:value="4.4444444444444446" table:style-name="ce131">
            <text:p>4.44</text:p>
          </table:table-cell>
          <table:table-cell office:value-type="float" office:value="-14.921536796536797" table:style-name="ce131">
            <text:p><text:s text:c="3"/>－14.92</text:p>
          </table:table-cell>
          <table:table-cell office:value-type="float" office:value="-7.6923076923076925" table:style-name="ce131">
            <text:p><text:s text:c="3"/>－7.69</text:p>
          </table:table-cell>
          <table:table-cell office:value-type="float" office:value="6.8493150684931505" table:style-name="ce132">
            <text:p>6.8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17.662007623888183" table:style-name="ce134">
            <text:p><text:s text:c="3"/>－17.66</text:p>
          </table:table-cell>
          <table:table-cell office:value-type="float" office:value="-17.701453104359313" table:style-name="ce134">
            <text:p><text:s text:c="3"/>－17.70</text:p>
          </table:table-cell>
          <table:table-cell office:value-type="float" office:value="-17.037037037037038" table:style-name="ce134">
            <text:p><text:s text:c="3"/>－17.04</text:p>
          </table:table-cell>
          <table:table-cell office:value-type="float" office:value="100" table:style-name="ce134">
            <text:p>100.00</text:p>
          </table:table-cell>
          <table:table-cell office:value-type="float" office:value="-17.017092724247465" table:style-name="ce134">
            <text:p><text:s text:c="3"/>－17.02</text:p>
          </table:table-cell>
          <table:table-cell office:value-type="float" office:value="-42.424242424242422" table:style-name="ce134">
            <text:p><text:s text:c="3"/>－42.42</text:p>
          </table:table-cell>
          <table:table-cell office:value-type="float" office:value="-15.328467153284672" table:style-name="ce134">
            <text:p><text:s text:c="3"/>－15.33</text:p>
          </table:table-cell>
          <table:table-cell office:value-type="float" office:value="-17.417503586800574" table:style-name="ce134">
            <text:p><text:s text:c="3"/>－17.42</text:p>
          </table:table-cell>
          <table:table-cell office:value-type="float" office:value="-21.875" table:style-name="ce134">
            <text:p><text:s text:c="3"/>－21.88</text:p>
          </table:table-cell>
          <table:table-cell office:value-type="float" office:value="-37.037037037037038" table:style-name="ce135">
            <text:p><text:s text:c="3"/>－37.0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6">
            <text:p>較本年上月</text:p>
            <text:p>増減 (%)</text:p>
          </table:table-cell>
          <table:table-cell office:value-type="string" table:style-name="ce137">
            <text:p>計</text:p>
          </table:table-cell>
          <table:table-cell office:value-type="float" office:value="-4.889614427860697" table:style-name="ce138">
            <text:p><text:s text:c="3"/>－4.89</text:p>
          </table:table-cell>
          <table:table-cell office:value-type="float" office:value="-4.9785823971550958" table:style-name="ce138">
            <text:p><text:s text:c="3"/>－4.98</text:p>
          </table:table-cell>
          <table:table-cell office:value-type="float" office:value="-2.6530612244897958" table:style-name="ce138">
            <text:p><text:s text:c="3"/>－2.65</text:p>
          </table:table-cell>
          <table:table-cell office:value-type="float" office:value="0" table:style-name="ce138">
            <text:p>－</text:p>
          </table:table-cell>
          <table:table-cell office:value-type="float" office:value="-5.0597213005972126" table:style-name="ce138">
            <text:p><text:s text:c="3"/>－5.06</text:p>
          </table:table-cell>
          <table:table-cell office:value-type="float" office:value="1.4760147601476015" table:style-name="ce138">
            <text:p>1.48</text:p>
          </table:table-cell>
          <table:table-cell office:value-type="float" office:value="-4.2830540037243949" table:style-name="ce138">
            <text:p><text:s text:c="3"/>－4.28</text:p>
          </table:table-cell>
          <table:table-cell office:value-type="float" office:value="-4.9704142011834316" table:style-name="ce138">
            <text:p><text:s text:c="3"/>－4.97</text:p>
          </table:table-cell>
          <table:table-cell office:value-type="float" office:value="15.09433962264151" table:style-name="ce138">
            <text:p>15.09</text:p>
          </table:table-cell>
          <table:table-cell office:value-type="float" office:value="-5.1470588235294112" table:style-name="ce139">
            <text:p><text:s text:c="3"/>－5.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男</text:p>
          </table:table-cell>
          <table:table-cell office:value-type="float" office:value="-3.5983137609153872" table:style-name="ce131">
            <text:p><text:s text:c="3"/>－3.60</text:p>
          </table:table-cell>
          <table:table-cell office:value-type="float" office:value="-3.3018867924528301" table:style-name="ce131">
            <text:p><text:s text:c="3"/>－3.30</text:p>
          </table:table-cell>
          <table:table-cell office:value-type="float" office:value="-9.9644128113879002" table:style-name="ce131">
            <text:p><text:s text:c="3"/>－9.96</text:p>
          </table:table-cell>
          <table:table-cell office:value-type="float" office:value="-100" table:style-name="ce131">
            <text:p><text:s text:c="3"/>－100.00</text:p>
          </table:table-cell>
          <table:table-cell office:value-type="float" office:value="-3.870967741935484" table:style-name="ce131">
            <text:p><text:s text:c="3"/>－3.87</text:p>
          </table:table-cell>
          <table:table-cell office:value-type="float" office:value="5.9210526315789469" table:style-name="ce131">
            <text:p>5.92</text:p>
          </table:table-cell>
          <table:table-cell office:value-type="float" office:value="-2.7586206896551726" table:style-name="ce131">
            <text:p><text:s text:c="3"/>－2.76</text:p>
          </table:table-cell>
          <table:table-cell office:value-type="float" office:value="-3.9113827349121464" table:style-name="ce131">
            <text:p><text:s text:c="3"/>－3.91</text:p>
          </table:table-cell>
          <table:table-cell office:value-type="float" office:value="28.571428571428569" table:style-name="ce131">
            <text:p>28.57</text:p>
          </table:table-cell>
          <table:table-cell office:value-type="float" office:value="13.043478260869565" table:style-name="ce132">
            <text:p>13.0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3">
            <text:p>女</text:p>
          </table:table-cell>
          <table:table-cell office:value-type="float" office:value="-6.2680810028929601" table:style-name="ce134">
            <text:p><text:s text:c="3"/>－6.27</text:p>
          </table:table-cell>
          <table:table-cell office:value-type="float" office:value="-6.7520372526193251" table:style-name="ce134">
            <text:p><text:s text:c="3"/>－6.75</text:p>
          </table:table-cell>
          <table:table-cell office:value-type="float" office:value="7.1770334928229662" table:style-name="ce134">
            <text:p>7.18</text:p>
          </table:table-cell>
          <table:table-cell office:value-type="float" office:value="100" table:style-name="ce134">
            <text:p>100.00</text:p>
          </table:table-cell>
          <table:table-cell office:value-type="float" office:value="-6.3183060109289615" table:style-name="ce134">
            <text:p><text:s text:c="3"/>－6.32</text:p>
          </table:table-cell>
          <table:table-cell office:value-type="float" office:value="-4.2016806722689077" table:style-name="ce134">
            <text:p><text:s text:c="3"/>－4.20</text:p>
          </table:table-cell>
          <table:table-cell office:value-type="float" office:value="-6.0728744939271255" table:style-name="ce134">
            <text:p><text:s text:c="3"/>－6.07</text:p>
          </table:table-cell>
          <table:table-cell office:value-type="float" office:value="-6.1011419249592169" table:style-name="ce134">
            <text:p><text:s text:c="3"/>－6.10</text:p>
          </table:table-cell>
          <table:table-cell office:value-type="float" office:value="0" table:style-name="ce134">
            <text:p>－</text:p>
          </table:table-cell>
          <table:table-cell office:value-type="float" office:value="-23.880597014925371" table:style-name="ce135">
            <text:p><text:s text:c="3"/>－23.88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說明：1.本表按登記日期統計，86年以前未有是項統計。生父原屬國籍(地區)自103年起統計。</text:p>
          </table:table-cell>
          <table:table-cell table:number-columns-repeated="4" table:style-name="ce141"/>
          <table:table-cell table:style-name="ce142"/>
          <table:table-cell table:number-columns-repeated="2" table:style-name="ce143"/>
          <table:table-cell table:number-columns-repeated="3" table:style-name="ce43"/>
          <table:table-cell office:value-type="string" table:style-name="ce144">
            <text:p>內政部戶政司 民國109年6月8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40">
            <text:p>     <text:s/>2.93年以前生母原屬大陸、港澳地區或外國籍已定居設戶籍者，列入本國籍統計。</text:p>
          </table:table-cell>
          <table:table-cell table:number-columns-repeated="4" table:style-name="ce145"/>
          <table:table-cell table:number-columns-repeated="16379" table:style-name="ce20"/>
        </table:table-row>
        <table:table-row table:style-name="ro9">
          <table:table-cell office:value-type="string" table:style-name="ce140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7"/>
          <table:table-cell table:style-name="ce2"/>
          <table:table-cell table:style-name="ce147"/>
          <table:table-cell office:value-type="string" table:style-name="ce147">
            <text:p>中 華 民 國 109 年 5 月 份</text:p>
          </table:table-cell>
          <table:table-cell table:style-name="ce2"/>
          <table:table-cell table:style-name="ce147"/>
          <table:table-cell table:number-columns-repeated="3" table:style-name="ce2"/>
          <table:table-cell office:value-type="string" table:style-name="ce148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22">
            <text:p>區域別</text:p>
          </table:table-cell>
          <table:table-cell office:value-type="string" table:number-columns-spanned="1" table:number-rows-spanned="4" table:style-name="ce223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8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9">
            <text:p>合計</text:p>
          </table:table-cell>
          <table:table-cell office:value-type="string" table:number-columns-spanned="1" table:number-rows-spanned="3" table:style-name="ce219">
            <text:p>婚生</text:p>
          </table:table-cell>
          <table:table-cell office:value-type="string" table:number-columns-spanned="1" table:number-rows-spanned="3" table:style-name="ce220">
            <text:p>非婚生</text:p>
          </table:table-cell>
          <table:table-cell office:value-type="string" table:number-columns-spanned="1" table:number-rows-spanned="3" table:style-name="ce219">
            <text:p>無依兒童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0">
            <text:p>外國籍</text:p>
          </table:table-cell>
          <table:table-cell office:value-type="string" table:number-columns-spanned="1" table:number-rows-spanned="3" table:style-name="ce219">
            <text:p>本國</text:p>
          </table:table-cell>
          <table:table-cell office:value-type="string" table:number-columns-spanned="1" table:number-rows-spanned="3" table:style-name="ce220">
            <text:p>大陸港澳</text:p>
            <text:p>地區</text:p>
          </table:table-cell>
          <table:table-cell office:value-type="string" table:number-columns-spanned="1" table:number-rows-spanned="3" table:style-name="ce221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7"/>
          <table:table-cell office:value-type="string" table:style-name="ce158">
            <text:p>計</text:p>
          </table:table-cell>
          <table:table-cell office:value-type="float" office:value="12235" table:style-name="ce159">
            <text:p><text:s text:c="3"/>12,235</text:p>
          </table:table-cell>
          <table:table-cell office:value-type="float" office:value="11757" table:style-name="ce160">
            <text:p><text:s text:c="3"/>11,75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1446" table:style-name="ce160">
            <text:p><text:s text:c="3"/>11,446</text:p>
          </table:table-cell>
          <table:table-cell office:value-type="float" office:value="275" table:style-name="ce160">
            <text:p><text:s text:c="3"/>275</text:p>
          </table:table-cell>
          <table:table-cell office:value-type="float" office:value="514" table:style-name="ce160">
            <text:p><text:s text:c="3"/>514</text:p>
          </table:table-cell>
          <table:table-cell office:value-type="float" office:value="12045" table:style-name="ce160">
            <text:p><text:s text:c="3"/>12,045</text:p>
          </table:table-cell>
          <table:table-cell office:value-type="float" office:value="61" table:style-name="ce160">
            <text:p><text:s text:c="3"/>61</text:p>
          </table:table-cell>
          <table:table-cell office:value-type="float" office:value="129" table:style-name="ce161">
            <text:p><text:s text:c="3"/>129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總 <text:s text:c="5"/>計</text:p>
          </table:table-cell>
          <table:table-cell office:value-type="string" table:style-name="ce163">
            <text:p>男</text:p>
          </table:table-cell>
          <table:table-cell office:value-type="float" office:value="6403" table:style-name="ce164">
            <text:p><text:s text:c="3"/>6,403</text:p>
          </table:table-cell>
          <table:table-cell office:value-type="float" office:value="6150" table:style-name="ce165">
            <text:p><text:s text:c="3"/>6,150</text:p>
          </table:table-cell>
          <table:table-cell office:value-type="float" office:value="253" table:style-name="ce165">
            <text:p><text:s text:c="3"/>253</text:p>
          </table:table-cell>
          <table:table-cell office:value-type="float" office:value="0" table:style-name="ce165">
            <text:p>—</text:p>
          </table:table-cell>
          <table:table-cell office:value-type="float" office:value="5960" table:style-name="ce165">
            <text:p><text:s text:c="3"/>5,960</text:p>
          </table:table-cell>
          <table:table-cell office:value-type="float" office:value="161" table:style-name="ce165">
            <text:p><text:s text:c="3"/>161</text:p>
          </table:table-cell>
          <table:table-cell office:value-type="float" office:value="282" table:style-name="ce165">
            <text:p><text:s text:c="3"/>282</text:p>
          </table:table-cell>
          <table:table-cell office:value-type="float" office:value="6289" table:style-name="ce165">
            <text:p><text:s text:c="3"/>6,289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78" table:style-name="ce166">
            <text:p><text:s text:c="3"/>78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5832" table:style-name="ce169">
            <text:p><text:s text:c="3"/>5,832</text:p>
          </table:table-cell>
          <table:table-cell office:value-type="float" office:value="5607" table:style-name="ce165">
            <text:p><text:s text:c="3"/>5,607</text:p>
          </table:table-cell>
          <table:table-cell office:value-type="float" office:value="224" table:style-name="ce165">
            <text:p><text:s text:c="3"/>224</text:p>
          </table:table-cell>
          <table:table-cell office:value-type="float" office:value="1" table:style-name="ce165">
            <text:p><text:s text:c="3"/>1</text:p>
          </table:table-cell>
          <table:table-cell office:value-type="float" office:value="5486" table:style-name="ce170">
            <text:p><text:s text:c="3"/>5,486</text:p>
          </table:table-cell>
          <table:table-cell office:value-type="float" office:value="114" table:style-name="ce165">
            <text:p><text:s text:c="3"/>114</text:p>
          </table:table-cell>
          <table:table-cell office:value-type="float" office:value="232" table:style-name="ce165">
            <text:p><text:s text:c="3"/>232</text:p>
          </table:table-cell>
          <table:table-cell office:value-type="float" office:value="5756" table:style-name="ce165">
            <text:p><text:s text:c="3"/>5,756</text:p>
          </table:table-cell>
          <table:table-cell office:value-type="float" office:value="25" table:style-name="ce165">
            <text:p><text:s text:c="3"/>25</text:p>
          </table:table-cell>
          <table:table-cell office:value-type="float" office:value="51" table:style-name="ce171">
            <text:p><text:s text:c="3"/>51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2049" table:style-name="ce159">
            <text:p><text:s text:c="3"/>2,049</text:p>
          </table:table-cell>
          <table:table-cell office:value-type="float" office:value="1968" table:style-name="ce159">
            <text:p><text:s text:c="3"/>1,968</text:p>
          </table:table-cell>
          <table:table-cell office:value-type="float" office:value="81" table:style-name="ce159">
            <text:p><text:s text:c="3"/>81</text:p>
          </table:table-cell>
          <table:table-cell office:value-type="float" office:value="0" table:style-name="ce159">
            <text:p>—</text:p>
          </table:table-cell>
          <table:table-cell office:value-type="float" office:value="1912" table:style-name="ce165">
            <text:p><text:s text:c="3"/>1,912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85" table:style-name="ce173">
            <text:p><text:s text:c="3"/>85</text:p>
          </table:table-cell>
          <table:table-cell office:value-type="float" office:value="1999" table:style-name="ce160">
            <text:p><text:s text:c="3"/>1,999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32" table:style-name="ce173">
            <text:p><text:s text:c="3"/>3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新北市</text:p>
          </table:table-cell>
          <table:table-cell office:value-type="string" table:style-name="ce163">
            <text:p>男</text:p>
          </table:table-cell>
          <table:table-cell office:value-type="float" office:value="1056" table:style-name="ce164">
            <text:p><text:s text:c="3"/>1,056</text:p>
          </table:table-cell>
          <table:table-cell office:value-type="float" office:value="1011" table:style-name="ce164">
            <text:p><text:s text:c="3"/>1,011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0" table:style-name="ce164">
            <text:p>—</text:p>
          </table:table-cell>
          <table:table-cell office:value-type="float" office:value="986" table:style-name="ce165">
            <text:p><text:s text:c="3"/>986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43" table:style-name="ce174">
            <text:p><text:s text:c="3"/>43</text:p>
          </table:table-cell>
          <table:table-cell office:value-type="float" office:value="1023" table:style-name="ce165">
            <text:p><text:s text:c="3"/>1,023</text:p>
          </table:table-cell>
          <table:table-cell office:value-type="float" office:value="10" table:style-name="ce164">
            <text:p><text:s text:c="3"/>10</text:p>
          </table:table-cell>
          <table:table-cell office:value-type="float" office:value="23" table:style-name="ce174">
            <text:p><text:s text:c="3"/>2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993" table:style-name="ce169">
            <text:p><text:s text:c="3"/>993</text:p>
          </table:table-cell>
          <table:table-cell office:value-type="float" office:value="957" table:style-name="ce164">
            <text:p><text:s text:c="3"/>957</text:p>
          </table:table-cell>
          <table:table-cell office:value-type="float" office:value="36" table:style-name="ce169">
            <text:p><text:s text:c="3"/>36</text:p>
          </table:table-cell>
          <table:table-cell office:value-type="float" office:value="0" table:style-name="ce169">
            <text:p>—</text:p>
          </table:table-cell>
          <table:table-cell office:value-type="float" office:value="926" table:style-name="ce170">
            <text:p><text:s text:c="3"/>926</text:p>
          </table:table-cell>
          <table:table-cell office:value-type="float" office:value="25" table:style-name="ce169">
            <text:p><text:s text:c="3"/>25</text:p>
          </table:table-cell>
          <table:table-cell office:value-type="float" office:value="42" table:style-name="ce175">
            <text:p><text:s text:c="3"/>42</text:p>
          </table:table-cell>
          <table:table-cell office:value-type="float" office:value="976" table:style-name="ce170">
            <text:p><text:s text:c="3"/>976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1399" table:style-name="ce159">
            <text:p><text:s text:c="3"/>1,399</text:p>
          </table:table-cell>
          <table:table-cell office:value-type="float" office:value="1353" table:style-name="ce159">
            <text:p><text:s text:c="3"/>1,353</text:p>
          </table:table-cell>
          <table:table-cell office:value-type="float" office:value="45" table:style-name="ce159">
            <text:p><text:s text:c="3"/>45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341" table:style-name="ce165">
            <text:p><text:s text:c="3"/>1,341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29" table:style-name="ce173">
            <text:p><text:s text:c="3"/>29</text:p>
          </table:table-cell>
          <table:table-cell office:value-type="float" office:value="1357" table:style-name="ce160">
            <text:p><text:s text:c="3"/>1,357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31" table:style-name="ce173">
            <text:p><text:s text:c="3"/>3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北市</text:p>
          </table:table-cell>
          <table:table-cell office:value-type="string" table:style-name="ce163">
            <text:p>男</text:p>
          </table:table-cell>
          <table:table-cell office:value-type="float" office:value="743" table:style-name="ce164">
            <text:p><text:s text:c="3"/>743</text:p>
          </table:table-cell>
          <table:table-cell office:value-type="float" office:value="719" table:style-name="ce164">
            <text:p><text:s text:c="3"/>719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0" table:style-name="ce164">
            <text:p>—</text:p>
          </table:table-cell>
          <table:table-cell office:value-type="float" office:value="709" table:style-name="ce165">
            <text:p><text:s text:c="3"/>709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713" table:style-name="ce165">
            <text:p><text:s text:c="3"/>713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22" table:style-name="ce174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656" table:style-name="ce169">
            <text:p><text:s text:c="3"/>656</text:p>
          </table:table-cell>
          <table:table-cell office:value-type="float" office:value="634" table:style-name="ce164">
            <text:p><text:s text:c="3"/>634</text:p>
          </table:table-cell>
          <table:table-cell office:value-type="float" office:value="21" table:style-name="ce169">
            <text:p><text:s text:c="3"/>2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632" table:style-name="ce170">
            <text:p><text:s text:c="3"/>632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644" table:style-name="ce170">
            <text:p><text:s text:c="3"/>64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625" table:style-name="ce159">
            <text:p><text:s text:c="3"/>1,625</text:p>
          </table:table-cell>
          <table:table-cell office:value-type="float" office:value="1567" table:style-name="ce159">
            <text:p><text:s text:c="3"/>1,567</text:p>
          </table:table-cell>
          <table:table-cell office:value-type="float" office:value="58" table:style-name="ce159">
            <text:p><text:s text:c="3"/>58</text:p>
          </table:table-cell>
          <table:table-cell office:value-type="float" office:value="0" table:style-name="ce159">
            <text:p>—</text:p>
          </table:table-cell>
          <table:table-cell office:value-type="float" office:value="1516" table:style-name="ce165">
            <text:p><text:s text:c="3"/>1,516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79" table:style-name="ce173">
            <text:p><text:s text:c="3"/>79</text:p>
          </table:table-cell>
          <table:table-cell office:value-type="float" office:value="1607" table:style-name="ce160">
            <text:p><text:s text:c="3"/>1,607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11" table:style-name="ce173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桃園市</text:p>
          </table:table-cell>
          <table:table-cell office:value-type="string" table:style-name="ce163">
            <text:p>男</text:p>
          </table:table-cell>
          <table:table-cell office:value-type="float" office:value="829" table:style-name="ce164">
            <text:p><text:s text:c="3"/>829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27" table:style-name="ce164">
            <text:p><text:s text:c="3"/>27</text:p>
          </table:table-cell>
          <table:table-cell office:value-type="float" office:value="0" table:style-name="ce164">
            <text:p>—</text:p>
          </table:table-cell>
          <table:table-cell office:value-type="float" office:value="766" table:style-name="ce165">
            <text:p><text:s text:c="3"/>766</text:p>
          </table:table-cell>
          <table:table-cell office:value-type="float" office:value="22" table:style-name="ce164">
            <text:p><text:s text:c="3"/>22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820" table:style-name="ce165">
            <text:p><text:s text:c="3"/>82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796" table:style-name="ce169">
            <text:p><text:s text:c="3"/>796</text:p>
          </table:table-cell>
          <table:table-cell office:value-type="float" office:value="765" table:style-name="ce164">
            <text:p><text:s text:c="3"/>765</text:p>
          </table:table-cell>
          <table:table-cell office:value-type="float" office:value="31" table:style-name="ce169">
            <text:p><text:s text:c="3"/>31</text:p>
          </table:table-cell>
          <table:table-cell office:value-type="float" office:value="0" table:style-name="ce169">
            <text:p>—</text:p>
          </table:table-cell>
          <table:table-cell office:value-type="float" office:value="750" table:style-name="ce170">
            <text:p><text:s text:c="3"/>750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38" table:style-name="ce175">
            <text:p><text:s text:c="3"/>38</text:p>
          </table:table-cell>
          <table:table-cell office:value-type="float" office:value="787" table:style-name="ce170">
            <text:p><text:s text:c="3"/>787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58">
            <text:p>計</text:p>
          </table:table-cell>
          <table:table-cell office:value-type="float" office:value="1382" table:style-name="ce159">
            <text:p><text:s text:c="3"/>1,382</text:p>
          </table:table-cell>
          <table:table-cell office:value-type="float" office:value="1331" table:style-name="ce159">
            <text:p><text:s text:c="3"/>1,331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0" table:style-name="ce159">
            <text:p>—</text:p>
          </table:table-cell>
          <table:table-cell office:value-type="float" office:value="1287" table:style-name="ce165">
            <text:p><text:s text:c="3"/>1,287</text:p>
          </table:table-cell>
          <table:table-cell office:value-type="float" office:value="37" table:style-name="ce159">
            <text:p><text:s text:c="3"/>37</text:p>
          </table:table-cell>
          <table:table-cell office:value-type="float" office:value="58" table:style-name="ce173">
            <text:p><text:s text:c="3"/>58</text:p>
          </table:table-cell>
          <table:table-cell office:value-type="float" office:value="1361" table:style-name="ce160">
            <text:p><text:s text:c="3"/>1,361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13" table:style-name="ce173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中市</text:p>
          </table:table-cell>
          <table:table-cell office:value-type="string" table:style-name="ce163">
            <text:p>男</text:p>
          </table:table-cell>
          <table:table-cell office:value-type="float" office:value="704" table:style-name="ce164">
            <text:p><text:s text:c="3"/>704</text:p>
          </table:table-cell>
          <table:table-cell office:value-type="float" office:value="683" table:style-name="ce164">
            <text:p><text:s text:c="3"/>683</text:p>
          </table:table-cell>
          <table:table-cell office:value-type="float" office:value="21" table:style-name="ce164">
            <text:p><text:s text:c="3"/>21</text:p>
          </table:table-cell>
          <table:table-cell office:value-type="float" office:value="0" table:style-name="ce164">
            <text:p>—</text:p>
          </table:table-cell>
          <table:table-cell office:value-type="float" office:value="645" table:style-name="ce165">
            <text:p><text:s text:c="3"/>645</text:p>
          </table:table-cell>
          <table:table-cell office:value-type="float" office:value="24" table:style-name="ce164">
            <text:p><text:s text:c="3"/>24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" table:style-name="ce174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678" table:style-name="ce169">
            <text:p><text:s text:c="3"/>678</text:p>
          </table:table-cell>
          <table:table-cell office:value-type="float" office:value="648" table:style-name="ce164">
            <text:p><text:s text:c="3"/>648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0" table:style-name="ce169">
            <text:p>—</text:p>
          </table:table-cell>
          <table:table-cell office:value-type="float" office:value="642" table:style-name="ce170">
            <text:p><text:s text:c="3"/>642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669" table:style-name="ce170">
            <text:p><text:s text:c="3"/>66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58">
            <text:p>計</text:p>
          </table:table-cell>
          <table:table-cell office:value-type="float" office:value="790" table:style-name="ce159">
            <text:p><text:s text:c="3"/>790</text:p>
          </table:table-cell>
          <table:table-cell office:value-type="float" office:value="764" table:style-name="ce159">
            <text:p><text:s text:c="3"/>764</text:p>
          </table:table-cell>
          <table:table-cell office:value-type="float" office:value="26" table:style-name="ce159">
            <text:p><text:s text:c="3"/>26</text:p>
          </table:table-cell>
          <table:table-cell office:value-type="float" office:value="0" table:style-name="ce159">
            <text:p>—</text:p>
          </table:table-cell>
          <table:table-cell office:value-type="float" office:value="724" table:style-name="ce165">
            <text:p><text:s text:c="3"/>724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780" table:style-name="ce160">
            <text:p><text:s text:c="3"/>780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7" table:style-name="ce173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8">
            <text:p>臺南市</text:p>
          </table:table-cell>
          <table:table-cell office:value-type="string" table:style-name="ce163">
            <text:p>男</text:p>
          </table:table-cell>
          <table:table-cell office:value-type="float" office:value="430" table:style-name="ce164">
            <text:p><text:s text:c="3"/>430</text:p>
          </table:table-cell>
          <table:table-cell office:value-type="float" office:value="415" table:style-name="ce164">
            <text:p><text:s text:c="3"/>415</text:p>
          </table:table-cell>
          <table:table-cell office:value-type="float" office:value="15" table:style-name="ce164">
            <text:p><text:s text:c="3"/>15</text:p>
          </table:table-cell>
          <table:table-cell office:value-type="float" office:value="0" table:style-name="ce164">
            <text:p>—</text:p>
          </table:table-cell>
          <table:table-cell office:value-type="float" office:value="393" table:style-name="ce165">
            <text:p><text:s text:c="3"/>393</text:p>
          </table:table-cell>
          <table:table-cell office:value-type="float" office:value="10" table:style-name="ce164">
            <text:p><text:s text:c="3"/>10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425" table:style-name="ce165">
            <text:p><text:s text:c="3"/>42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8">
            <text:p>女</text:p>
          </table:table-cell>
          <table:table-cell office:value-type="float" office:value="360" table:style-name="ce169">
            <text:p><text:s text:c="3"/>360</text:p>
          </table:table-cell>
          <table:table-cell office:value-type="float" office:value="349" table:style-name="ce164">
            <text:p><text:s text:c="3"/>349</text:p>
          </table:table-cell>
          <table:table-cell office:value-type="float" office:value="11" table:style-name="ce169">
            <text:p><text:s text:c="3"/>11</text:p>
          </table:table-cell>
          <table:table-cell office:value-type="float" office:value="0" table:style-name="ce169">
            <text:p>—</text:p>
          </table:table-cell>
          <table:table-cell office:value-type="float" office:value="331" table:style-name="ce170">
            <text:p><text:s text:c="3"/>331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55" table:style-name="ce170">
            <text:p><text:s text:c="3"/>35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79">
            <text:p>計</text:p>
          </table:table-cell>
          <table:table-cell office:value-type="float" office:value="1352" table:style-name="ce159">
            <text:p><text:s text:c="3"/>1,352</text:p>
          </table:table-cell>
          <table:table-cell office:value-type="float" office:value="1301" table:style-name="ce159">
            <text:p><text:s text:c="3"/>1,301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0" table:style-name="ce159">
            <text:p>—</text:p>
          </table:table-cell>
          <table:table-cell office:value-type="float" office:value="1260" table:style-name="ce165">
            <text:p><text:s text:c="3"/>1,260</text:p>
          </table:table-cell>
          <table:table-cell office:value-type="float" office:value="28" table:style-name="ce159">
            <text:p><text:s text:c="3"/>28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339" table:style-name="ce160">
            <text:p><text:s text:c="3"/>1,339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8" table:style-name="ce173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高雄市</text:p>
          </table:table-cell>
          <table:table-cell office:value-type="string" table:style-name="ce181">
            <text:p>男</text:p>
          </table:table-cell>
          <table:table-cell office:value-type="float" office:value="701" table:style-name="ce164">
            <text:p><text:s text:c="3"/>701</text:p>
          </table:table-cell>
          <table:table-cell office:value-type="float" office:value="666" table:style-name="ce164">
            <text:p><text:s text:c="3"/>666</text:p>
          </table:table-cell>
          <table:table-cell office:value-type="float" office:value="35" table:style-name="ce164">
            <text:p><text:s text:c="3"/>35</text:p>
          </table:table-cell>
          <table:table-cell office:value-type="float" office:value="0" table:style-name="ce164">
            <text:p>—</text:p>
          </table:table-cell>
          <table:table-cell office:value-type="float" office:value="660" table:style-name="ce165">
            <text:p><text:s text:c="3"/>660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692" table:style-name="ce165">
            <text:p><text:s text:c="3"/>692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5" table:style-name="ce174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72"/>
          <table:table-cell office:value-type="string" table:style-name="ce182">
            <text:p>女</text:p>
          </table:table-cell>
          <table:table-cell office:value-type="float" office:value="651" table:style-name="ce169">
            <text:p><text:s text:c="3"/>651</text:p>
          </table:table-cell>
          <table:table-cell office:value-type="float" office:value="635" table:style-name="ce164">
            <text:p><text:s text:c="3"/>635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0" table:style-name="ce169">
            <text:p>—</text:p>
          </table:table-cell>
          <table:table-cell office:value-type="float" office:value="600" table:style-name="ce170">
            <text:p><text:s text:c="3"/>600</text:p>
          </table:table-cell>
          <table:table-cell office:value-type="float" office:value="20" table:style-name="ce169">
            <text:p><text:s text:c="3"/>20</text:p>
          </table:table-cell>
          <table:table-cell office:value-type="float" office:value="31" table:style-name="ce175">
            <text:p><text:s text:c="3"/>31</text:p>
          </table:table-cell>
          <table:table-cell office:value-type="float" office:value="647" table:style-name="ce170">
            <text:p><text:s text:c="3"/>64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7"/>
          <table:table-cell office:value-type="string" table:style-name="ce179">
            <text:p>計</text:p>
          </table:table-cell>
          <table:table-cell office:value-type="float" office:value="3558" table:style-name="ce159">
            <text:p><text:s text:c="3"/>3,558</text:p>
          </table:table-cell>
          <table:table-cell office:value-type="float" office:value="3395" table:style-name="ce159">
            <text:p><text:s text:c="3"/>3,395</text:p>
          </table:table-cell>
          <table:table-cell office:value-type="float" office:value="163" table:style-name="ce159">
            <text:p><text:s text:c="3"/>163</text:p>
          </table:table-cell>
          <table:table-cell office:value-type="float" office:value="0" table:style-name="ce159">
            <text:p>—</text:p>
          </table:table-cell>
          <table:table-cell office:value-type="float" office:value="3330" table:style-name="ce159">
            <text:p><text:s text:c="3"/>3,330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155" table:style-name="ce159">
            <text:p><text:s text:c="3"/>155</text:p>
          </table:table-cell>
          <table:table-cell office:value-type="float" office:value="3522" table:style-name="ce160">
            <text:p><text:s text:c="3"/>3,522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27" table:style-name="ce173">
            <text:p><text:s text:c="3"/>2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0">
            <text:p>臺灣省</text:p>
          </table:table-cell>
          <table:table-cell office:value-type="string" table:style-name="ce181">
            <text:p>男</text:p>
          </table:table-cell>
          <table:table-cell office:value-type="float" office:value="1895" table:style-name="ce174">
            <text:p><text:s text:c="3"/>1,895</text:p>
          </table:table-cell>
          <table:table-cell office:value-type="float" office:value="1809" table:style-name="ce164">
            <text:p><text:s text:c="3"/>1,809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0" table:style-name="ce164">
            <text:p>—</text:p>
          </table:table-cell>
          <table:table-cell office:value-type="float" office:value="1758" table:style-name="ce164">
            <text:p><text:s text:c="3"/>1,758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89" table:style-name="ce164">
            <text:p><text:s text:c="3"/>89</text:p>
          </table:table-cell>
          <table:table-cell office:value-type="float" office:value="1879" table:style-name="ce165">
            <text:p><text:s text:c="3"/>1,879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12" table:style-name="ce174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82">
            <text:p>女</text:p>
          </table:table-cell>
          <table:table-cell office:value-type="float" office:value="1663" table:style-name="ce169">
            <text:p><text:s text:c="3"/>1,663</text:p>
          </table:table-cell>
          <table:table-cell office:value-type="float" office:value="1586" table:style-name="ce164">
            <text:p><text:s text:c="3"/>1,586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0" table:style-name="ce164">
            <text:p>—</text:p>
          </table:table-cell>
          <table:table-cell office:value-type="float" office:value="1572" table:style-name="ce164">
            <text:p><text:s text:c="3"/>1,572</text:p>
          </table:table-cell>
          <table:table-cell office:value-type="float" office:value="25" table:style-name="ce164">
            <text:p><text:s text:c="3"/>25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1643" table:style-name="ce170">
            <text:p><text:s text:c="3"/>1,643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15" table:style-name="ce175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6" table:style-name="ce184">
            <text:p><text:s text:c="3"/>226</text:p>
          </table:table-cell>
          <table:table-cell office:value-type="float" office:value="214" table:style-name="ce184">
            <text:p><text:s text:c="3"/>214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211" table:style-name="ce185">
            <text:p><text:s text:c="3"/>211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222" table:style-name="ce185">
            <text:p><text:s text:c="3"/>22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宜蘭縣</text:p>
          </table:table-cell>
          <table:table-cell office:value-type="string" table:style-name="ce181">
            <text:p>男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04" table:style-name="ce188">
            <text:p><text:s text:c="3"/>10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100" table:style-name="ce189">
            <text:p><text:s text:c="3"/>10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106" table:style-name="ce189">
            <text:p><text:s text:c="3"/>10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8" table:style-name="ce191">
            <text:p><text:s text:c="3"/>118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11" table:style-name="ce192">
            <text:p><text:s text:c="3"/>11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116" table:style-name="ce192">
            <text:p><text:s text:c="3"/>116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01" table:style-name="ce184">
            <text:p><text:s text:c="3"/>301</text:p>
          </table:table-cell>
          <table:table-cell office:value-type="float" office:value="289" table:style-name="ce184">
            <text:p><text:s text:c="3"/>289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277" table:style-name="ce189">
            <text:p><text:s text:c="3"/>277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6" table:style-name="ce186">
            <text:p><text:s text:c="3"/>16</text:p>
          </table:table-cell>
          <table:table-cell office:value-type="float" office:value="297" table:style-name="ce185">
            <text:p><text:s text:c="3"/>297</text:p>
          </table:table-cell>
          <table:table-cell office:value-type="float" office:value="0" table:style-name="ce184">
            <text:p>—</text:p>
          </table:table-cell>
          <table:table-cell office:value-type="float" office:value="4" table:style-name="ce186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縣</text:p>
          </table:table-cell>
          <table:table-cell office:value-type="string" table:style-name="ce181">
            <text:p>男</text:p>
          </table:table-cell>
          <table:table-cell office:value-type="float" office:value="152" table:style-name="ce188">
            <text:p><text:s text:c="3"/>152</text:p>
          </table:table-cell>
          <table:table-cell office:value-type="float" office:value="148" table:style-name="ce188">
            <text:p><text:s text:c="3"/>148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137" table:style-name="ce189">
            <text:p><text:s text:c="3"/>13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149" table:style-name="ce189">
            <text:p><text:s text:c="3"/>149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49" table:style-name="ce191">
            <text:p><text:s text:c="3"/>149</text:p>
          </table:table-cell>
          <table:table-cell office:value-type="float" office:value="141" table:style-name="ce188">
            <text:p><text:s text:c="3"/>141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40" table:style-name="ce192">
            <text:p><text:s text:c="3"/>14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148" table:style-name="ce192">
            <text:p><text:s text:c="3"/>148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5" table:style-name="ce184">
            <text:p><text:s text:c="3"/>225</text:p>
          </table:table-cell>
          <table:table-cell office:value-type="float" office:value="210" table:style-name="ce184">
            <text:p><text:s text:c="3"/>210</text:p>
          </table:table-cell>
          <table:table-cell office:value-type="float" office:value="15" table:style-name="ce184">
            <text:p><text:s text:c="3"/>15</text:p>
          </table:table-cell>
          <table:table-cell office:value-type="float" office:value="0" table:style-name="ce184">
            <text:p>—</text:p>
          </table:table-cell>
          <table:table-cell office:value-type="float" office:value="205" table:style-name="ce189">
            <text:p><text:s text:c="3"/>205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222" table:style-name="ce185">
            <text:p><text:s text:c="3"/>22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苗栗縣</text:p>
          </table:table-cell>
          <table:table-cell office:value-type="string" table:style-name="ce181">
            <text:p>男</text:p>
          </table:table-cell>
          <table:table-cell office:value-type="float" office:value="121" table:style-name="ce188">
            <text:p><text:s text:c="3"/>121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05" table:style-name="ce189">
            <text:p><text:s text:c="3"/>105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119" table:style-name="ce189">
            <text:p><text:s text:c="3"/>11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04" table:style-name="ce191">
            <text:p><text:s text:c="3"/>104</text:p>
          </table:table-cell>
          <table:table-cell office:value-type="float" office:value="96" table:style-name="ce188">
            <text:p><text:s text:c="3"/>96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0" table:style-name="ce191">
            <text:p>—</text:p>
          </table:table-cell>
          <table:table-cell office:value-type="float" office:value="100" table:style-name="ce192">
            <text:p><text:s text:c="3"/>100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03" table:style-name="ce192">
            <text:p><text:s text:c="3"/>103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857" table:style-name="ce184">
            <text:p><text:s text:c="3"/>857</text:p>
          </table:table-cell>
          <table:table-cell office:value-type="float" office:value="840" table:style-name="ce184">
            <text:p><text:s text:c="3"/>840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815" table:style-name="ce189">
            <text:p><text:s text:c="3"/>815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25" table:style-name="ce186">
            <text:p><text:s text:c="3"/>25</text:p>
          </table:table-cell>
          <table:table-cell office:value-type="float" office:value="850" table:style-name="ce185">
            <text:p><text:s text:c="3"/>850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6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彰化縣</text:p>
          </table:table-cell>
          <table:table-cell office:value-type="string" table:style-name="ce181">
            <text:p>男</text:p>
          </table:table-cell>
          <table:table-cell office:value-type="float" office:value="457" table:style-name="ce188">
            <text:p><text:s text:c="3"/>457</text:p>
          </table:table-cell>
          <table:table-cell office:value-type="float" office:value="450" table:style-name="ce188">
            <text:p><text:s text:c="3"/>450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430" table:style-name="ce189">
            <text:p><text:s text:c="3"/>430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13" table:style-name="ce190">
            <text:p><text:s text:c="3"/>13</text:p>
          </table:table-cell>
          <table:table-cell office:value-type="float" office:value="455" table:style-name="ce189">
            <text:p><text:s text:c="3"/>455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00" table:style-name="ce191">
            <text:p><text:s text:c="3"/>400</text:p>
          </table:table-cell>
          <table:table-cell office:value-type="float" office:value="390" table:style-name="ce188">
            <text:p><text:s text:c="3"/>390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0" table:style-name="ce191">
            <text:p>—</text:p>
          </table:table-cell>
          <table:table-cell office:value-type="float" office:value="385" table:style-name="ce192">
            <text:p><text:s text:c="3"/>38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12" table:style-name="ce193">
            <text:p><text:s text:c="3"/>12</text:p>
          </table:table-cell>
          <table:table-cell office:value-type="float" office:value="395" table:style-name="ce192">
            <text:p><text:s text:c="3"/>395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4" table:style-name="ce193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30" table:style-name="ce184">
            <text:p><text:s text:c="3"/>230</text:p>
          </table:table-cell>
          <table:table-cell office:value-type="float" office:value="210" table:style-name="ce184">
            <text:p><text:s text:c="3"/>210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office:value-type="float" office:value="214" table:style-name="ce189">
            <text:p><text:s text:c="3"/>214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4" table:style-name="ce186">
            <text:p><text:s text:c="3"/>14</text:p>
          </table:table-cell>
          <table:table-cell office:value-type="float" office:value="226" table:style-name="ce185">
            <text:p><text:s text:c="3"/>22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" table:style-name="ce186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南投縣</text:p>
          </table:table-cell>
          <table:table-cell office:value-type="string" table:style-name="ce181">
            <text:p>男</text:p>
          </table:table-cell>
          <table:table-cell office:value-type="float" office:value="131" table:style-name="ce188">
            <text:p><text:s text:c="3"/>131</text:p>
          </table:table-cell>
          <table:table-cell office:value-type="float" office:value="117" table:style-name="ce188">
            <text:p><text:s text:c="3"/>117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0" table:style-name="ce188">
            <text:p>—</text:p>
          </table:table-cell>
          <table:table-cell office:value-type="float" office:value="123" table:style-name="ce189">
            <text:p><text:s text:c="3"/>12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99" table:style-name="ce191">
            <text:p><text:s text:c="3"/>99</text:p>
          </table:table-cell>
          <table:table-cell office:value-type="float" office:value="93" table:style-name="ce188">
            <text:p><text:s text:c="3"/>9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91" table:style-name="ce192">
            <text:p><text:s text:c="3"/>9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98" table:style-name="ce192">
            <text:p><text:s text:c="3"/>98</text:p>
          </table:table-cell>
          <table:table-cell office:value-type="float" office:value="0" table:style-name="ce191">
            <text:p>—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04" table:style-name="ce184">
            <text:p><text:s text:c="3"/>304</text:p>
          </table:table-cell>
          <table:table-cell office:value-type="float" office:value="294" table:style-name="ce184">
            <text:p><text:s text:c="3"/>294</text:p>
          </table:table-cell>
          <table:table-cell office:value-type="float" office:value="10" table:style-name="ce184">
            <text:p><text:s text:c="3"/>10</text:p>
          </table:table-cell>
          <table:table-cell office:value-type="float" office:value="0" table:style-name="ce184">
            <text:p>—</text:p>
          </table:table-cell>
          <table:table-cell office:value-type="float" office:value="283" table:style-name="ce189">
            <text:p><text:s text:c="3"/>283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5" table:style-name="ce186">
            <text:p><text:s text:c="3"/>15</text:p>
          </table:table-cell>
          <table:table-cell office:value-type="float" office:value="302" table:style-name="ce185">
            <text:p><text:s text:c="3"/>302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雲林縣</text:p>
          </table:table-cell>
          <table:table-cell office:value-type="string" table:style-name="ce181">
            <text:p>男</text:p>
          </table:table-cell>
          <table:table-cell office:value-type="float" office:value="156" table:style-name="ce188">
            <text:p><text:s text:c="3"/>156</text:p>
          </table:table-cell>
          <table:table-cell office:value-type="float" office:value="149" table:style-name="ce188">
            <text:p><text:s text:c="3"/>14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45" table:style-name="ce189">
            <text:p><text:s text:c="3"/>145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56" table:style-name="ce189">
            <text:p><text:s text:c="3"/>15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48" table:style-name="ce191">
            <text:p><text:s text:c="3"/>148</text:p>
          </table:table-cell>
          <table:table-cell office:value-type="float" office:value="145" table:style-name="ce188">
            <text:p><text:s text:c="3"/>145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138" table:style-name="ce192">
            <text:p><text:s text:c="3"/>13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46" table:style-name="ce192">
            <text:p><text:s text:c="3"/>146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22" table:style-name="ce184">
            <text:p><text:s text:c="3"/>222</text:p>
          </table:table-cell>
          <table:table-cell office:value-type="float" office:value="214" table:style-name="ce184">
            <text:p><text:s text:c="3"/>214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0" table:style-name="ce184">
            <text:p>—</text:p>
          </table:table-cell>
          <table:table-cell office:value-type="float" office:value="202" table:style-name="ce189">
            <text:p><text:s text:c="3"/>20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7" table:style-name="ce186">
            <text:p><text:s text:c="3"/>17</text:p>
          </table:table-cell>
          <table:table-cell office:value-type="float" office:value="219" table:style-name="ce185">
            <text:p><text:s text:c="3"/>21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縣</text:p>
          </table:table-cell>
          <table:table-cell office:value-type="string" table:style-name="ce181">
            <text:p>男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04" table:style-name="ce188">
            <text:p><text:s text:c="3"/>10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96" table:style-name="ce189">
            <text:p><text:s text:c="3"/>96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0" table:style-name="ce190">
            <text:p><text:s text:c="3"/>10</text:p>
          </table:table-cell>
          <table:table-cell office:value-type="float" office:value="107" table:style-name="ce189">
            <text:p><text:s text:c="3"/>107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14" table:style-name="ce191">
            <text:p><text:s text:c="3"/>114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0" table:style-name="ce191">
            <text:p>—</text:p>
          </table:table-cell>
          <table:table-cell office:value-type="float" office:value="106" table:style-name="ce192">
            <text:p><text:s text:c="3"/>106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7" table:style-name="ce193">
            <text:p><text:s text:c="3"/>7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318" table:style-name="ce184">
            <text:p><text:s text:c="3"/>318</text:p>
          </table:table-cell>
          <table:table-cell office:value-type="float" office:value="301" table:style-name="ce184">
            <text:p><text:s text:c="3"/>301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291" table:style-name="ce189">
            <text:p><text:s text:c="3"/>291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318" table:style-name="ce185">
            <text:p><text:s text:c="3"/>318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屏東縣</text:p>
          </table:table-cell>
          <table:table-cell office:value-type="string" table:style-name="ce181">
            <text:p>男</text:p>
          </table:table-cell>
          <table:table-cell office:value-type="float" office:value="183" table:style-name="ce188">
            <text:p><text:s text:c="3"/>183</text:p>
          </table:table-cell>
          <table:table-cell office:value-type="float" office:value="173" table:style-name="ce188">
            <text:p><text:s text:c="3"/>173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8">
            <text:p>—</text:p>
          </table:table-cell>
          <table:table-cell office:value-type="float" office:value="166" table:style-name="ce189">
            <text:p><text:s text:c="3"/>16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11" table:style-name="ce190">
            <text:p><text:s text:c="3"/>11</text:p>
          </table:table-cell>
          <table:table-cell office:value-type="float" office:value="183" table:style-name="ce189">
            <text:p><text:s text:c="3"/>18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35" table:style-name="ce191">
            <text:p><text:s text:c="3"/>135</text:p>
          </table:table-cell>
          <table:table-cell office:value-type="float" office:value="128" table:style-name="ce188">
            <text:p><text:s text:c="3"/>128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0" table:style-name="ce191">
            <text:p>—</text:p>
          </table:table-cell>
          <table:table-cell office:value-type="float" office:value="125" table:style-name="ce192">
            <text:p><text:s text:c="3"/>125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8" table:style-name="ce193">
            <text:p><text:s text:c="3"/>8</text:p>
          </table:table-cell>
          <table:table-cell office:value-type="float" office:value="135" table:style-name="ce192">
            <text:p><text:s text:c="3"/>13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14" table:style-name="ce184">
            <text:p><text:s text:c="3"/>114</text:p>
          </table:table-cell>
          <table:table-cell office:value-type="float" office:value="103" table:style-name="ce184">
            <text:p><text:s text:c="3"/>103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0" table:style-name="ce184">
            <text:p>—</text:p>
          </table:table-cell>
          <table:table-cell office:value-type="float" office:value="110" table:style-name="ce189">
            <text:p><text:s text:c="3"/>11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13" table:style-name="ce185">
            <text:p><text:s text:c="3"/>113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臺東縣</text:p>
          </table:table-cell>
          <table:table-cell office:value-type="string" table:style-name="ce181">
            <text:p>男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56" table:style-name="ce188">
            <text:p><text:s text:c="3"/>56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61" table:style-name="ce189">
            <text:p><text:s text:c="3"/>6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60" table:style-name="ce189">
            <text:p><text:s text:c="3"/>60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53" table:style-name="ce191">
            <text:p><text:s text:c="3"/>53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" table:style-name="ce191">
            <text:p>—</text:p>
          </table:table-cell>
          <table:table-cell office:value-type="float" office:value="49" table:style-name="ce192">
            <text:p><text:s text:c="3"/>49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53" table:style-name="ce192">
            <text:p><text:s text:c="3"/>5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42" table:style-name="ce184">
            <text:p><text:s text:c="3"/>142</text:p>
          </table:table-cell>
          <table:table-cell office:value-type="float" office:value="125" table:style-name="ce184">
            <text:p><text:s text:c="3"/>125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office:value-type="float" office:value="134" table:style-name="ce189">
            <text:p><text:s text:c="3"/>13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140" table:style-name="ce185">
            <text:p><text:s text:c="3"/>140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花蓮縣</text:p>
          </table:table-cell>
          <table:table-cell office:value-type="string" table:style-name="ce181">
            <text:p>男</text:p>
          </table:table-cell>
          <table:table-cell office:value-type="float" office:value="69" table:style-name="ce188">
            <text:p><text:s text:c="3"/>69</text:p>
          </table:table-cell>
          <table:table-cell office:value-type="float" office:value="61" table:style-name="ce188">
            <text:p><text:s text:c="3"/>61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0" table:style-name="ce188">
            <text:p>—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3" table:style-name="ce191">
            <text:p><text:s text:c="3"/>73</text:p>
          </table:table-cell>
          <table:table-cell office:value-type="float" office:value="64" table:style-name="ce188">
            <text:p><text:s text:c="3"/>64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0" table:style-name="ce191">
            <text:p>—</text:p>
          </table:table-cell>
          <table:table-cell office:value-type="float" office:value="71" table:style-name="ce192">
            <text:p><text:s text:c="3"/>7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office:value-type="float" office:value="71" table:style-name="ce192">
            <text:p><text:s text:c="3"/>71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79" table:style-name="ce184">
            <text:p><text:s text:c="3"/>79</text:p>
          </table:table-cell>
          <table:table-cell office:value-type="float" office:value="78" table:style-name="ce184">
            <text:p><text:s text:c="3"/>78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78" table:style-name="ce189">
            <text:p><text:s text:c="3"/>78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79" table:style-name="ce185">
            <text:p><text:s text:c="3"/>79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澎湖縣</text:p>
          </table:table-cell>
          <table:table-cell office:value-type="string" table:style-name="ce181">
            <text:p>男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46" table:style-name="ce189">
            <text:p><text:s text:c="3"/>46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2" table:style-name="ce191">
            <text:p><text:s text:c="3"/>32</text:p>
          </table:table-cell>
          <table:table-cell office:value-type="float" office:value="31" table:style-name="ce188">
            <text:p><text:s text:c="3"/>3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1">
            <text:p>—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60" table:style-name="ce184">
            <text:p><text:s text:c="3"/>160</text:p>
          </table:table-cell>
          <table:table-cell office:value-type="float" office:value="153" table:style-name="ce184">
            <text:p><text:s text:c="3"/>153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153" table:style-name="ce189">
            <text:p><text:s text:c="3"/>15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159" table:style-name="ce185">
            <text:p><text:s text:c="3"/>159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基隆市</text:p>
          </table:table-cell>
          <table:table-cell office:value-type="string" table:style-name="ce181">
            <text:p>男</text:p>
          </table:table-cell>
          <table:table-cell office:value-type="float" office:value="85" table:style-name="ce188">
            <text:p><text:s text:c="3"/>85</text:p>
          </table:table-cell>
          <table:table-cell office:value-type="float" office:value="80" table:style-name="ce188">
            <text:p><text:s text:c="3"/>80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83" table:style-name="ce189">
            <text:p><text:s text:c="3"/>8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84" table:style-name="ce189">
            <text:p><text:s text:c="3"/>8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75" table:style-name="ce191">
            <text:p><text:s text:c="3"/>75</text:p>
          </table:table-cell>
          <table:table-cell office:value-type="float" office:value="73" table:style-name="ce188">
            <text:p><text:s text:c="3"/>73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70" table:style-name="ce192">
            <text:p><text:s text:c="3"/>70</text:p>
          </table:table-cell>
          <table:table-cell office:value-type="float" office:value="0" table:style-name="ce191">
            <text:p>—</text:p>
          </table:table-cell>
          <table:table-cell office:value-type="float" office:value="5" table:style-name="ce193">
            <text:p><text:s text:c="3"/>5</text:p>
          </table:table-cell>
          <table:table-cell office:value-type="float" office:value="75" table:style-name="ce192">
            <text:p><text:s text:c="3"/>7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271" table:style-name="ce184">
            <text:p><text:s text:c="3"/>271</text:p>
          </table:table-cell>
          <table:table-cell office:value-type="float" office:value="259" table:style-name="ce184">
            <text:p><text:s text:c="3"/>259</text:p>
          </table:table-cell>
          <table:table-cell office:value-type="float" office:value="12" table:style-name="ce184">
            <text:p><text:s text:c="3"/>12</text:p>
          </table:table-cell>
          <table:table-cell office:value-type="float" office:value="0" table:style-name="ce184">
            <text:p>—</text:p>
          </table:table-cell>
          <table:table-cell office:value-type="float" office:value="252" table:style-name="ce189">
            <text:p><text:s text:c="3"/>252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269" table:style-name="ce185">
            <text:p><text:s text:c="3"/>269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新竹市</text:p>
          </table:table-cell>
          <table:table-cell office:value-type="string" table:style-name="ce181">
            <text:p>男</text:p>
          </table:table-cell>
          <table:table-cell office:value-type="float" office:value="151" table:style-name="ce188">
            <text:p><text:s text:c="3"/>151</text:p>
          </table:table-cell>
          <table:table-cell office:value-type="float" office:value="144" table:style-name="ce188">
            <text:p><text:s text:c="3"/>144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140" table:style-name="ce189">
            <text:p><text:s text:c="3"/>140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7" table:style-name="ce190">
            <text:p><text:s text:c="3"/>7</text:p>
          </table:table-cell>
          <table:table-cell office:value-type="float" office:value="151" table:style-name="ce189">
            <text:p><text:s text:c="3"/>15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120" table:style-name="ce191">
            <text:p><text:s text:c="3"/>120</text:p>
          </table:table-cell>
          <table:table-cell office:value-type="float" office:value="115" table:style-name="ce188">
            <text:p><text:s text:c="3"/>11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0" table:style-name="ce191">
            <text:p>—</text:p>
          </table:table-cell>
          <table:table-cell office:value-type="float" office:value="112" table:style-name="ce192">
            <text:p><text:s text:c="3"/>112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118" table:style-name="ce192">
            <text:p><text:s text:c="3"/>118</text:p>
          </table:table-cell>
          <table:table-cell office:value-type="float" office:value="0" table:style-name="ce191">
            <text:p>—</text:p>
          </table:table-cell>
          <table:table-cell office:value-type="float" office:value="2" table:style-name="ce19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109" table:style-name="ce184">
            <text:p><text:s text:c="3"/>109</text:p>
          </table:table-cell>
          <table:table-cell office:value-type="float" office:value="105" table:style-name="ce184">
            <text:p><text:s text:c="3"/>105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105" table:style-name="ce189">
            <text:p><text:s text:c="3"/>10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06" table:style-name="ce185">
            <text:p><text:s text:c="3"/>10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嘉義市</text:p>
          </table:table-cell>
          <table:table-cell office:value-type="string" table:style-name="ce181">
            <text:p>男</text:p>
          </table:table-cell>
          <table:table-cell office:value-type="float" office:value="66" table:style-name="ce188">
            <text:p><text:s text:c="3"/>66</text:p>
          </table:table-cell>
          <table:table-cell office:value-type="float" office:value="62" table:style-name="ce188">
            <text:p><text:s text:c="3"/>6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office:value-type="float" office:value="65" table:style-name="ce189">
            <text:p><text:s text:c="3"/>65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43" table:style-name="ce188">
            <text:p><text:s text:c="3"/>4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42" table:style-name="ce192">
            <text:p><text:s text:c="3"/>42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0" table:style-name="ce193">
            <text:p>—</text:p>
          </table:table-cell>
          <table:table-cell office:value-type="float" office:value="41" table:style-name="ce192">
            <text:p><text:s text:c="3"/>4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9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94"/>
          <table:table-cell office:value-type="string" table:style-name="ce158">
            <text:p>計</text:p>
          </table:table-cell>
          <table:table-cell office:value-type="float" office:value="80" table:style-name="ce159">
            <text:p><text:s text:c="3"/>80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59">
            <text:p>—</text:p>
          </table:table-cell>
          <table:table-cell office:value-type="float" office:value="76" table:style-name="ce165">
            <text:p><text:s text:c="3"/>76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0" table:style-name="ce173">
            <text:p>—</text:p>
          </table:table-cell>
          <table:table-cell office:value-type="float" office:value="80" table:style-name="ce160">
            <text:p><text:s text:c="3"/>8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7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福建省</text:p>
          </table:table-cell>
          <table:table-cell office:value-type="string" table:style-name="ce163">
            <text:p>男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45" table:style-name="ce164">
            <text:p><text:s text:c="3"/>4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45" table:style-name="ce165">
            <text:p><text:s text:c="3"/>4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68">
            <text:p>女</text:p>
          </table:table-cell>
          <table:table-cell office:value-type="float" office:value="35" table:style-name="ce169">
            <text:p><text:s text:c="3"/>35</text:p>
          </table:table-cell>
          <table:table-cell office:value-type="float" office:value="33" table:style-name="ce164">
            <text:p><text:s text:c="3"/>3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0" table:style-name="ce169">
            <text:p>—</text:p>
          </table:table-cell>
          <table:table-cell office:value-type="float" office:value="33" table:style-name="ce170">
            <text:p><text:s text:c="3"/>3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0">
            <text:p><text:s text:c="3"/>35</text:p>
          </table:table-cell>
          <table:table-cell office:value-type="float" office:value="0" table:style-name="ce169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71" table:style-name="ce184">
            <text:p><text:s text:c="3"/>71</text:p>
          </table:table-cell>
          <table:table-cell office:value-type="float" office:value="69" table:style-name="ce184">
            <text:p><text:s text:c="3"/>69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71" table:style-name="ce185">
            <text:p><text:s text:c="3"/>71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金門縣</text:p>
          </table:table-cell>
          <table:table-cell office:value-type="string" table:style-name="ce181">
            <text:p>男</text:p>
          </table:table-cell>
          <table:table-cell office:value-type="float" office:value="39" table:style-name="ce188">
            <text:p><text:s text:c="3"/>39</text:p>
          </table:table-cell>
          <table:table-cell office:value-type="float" office:value="39" table:style-name="ce188">
            <text:p><text:s text:c="3"/>39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39" table:style-name="ce189">
            <text:p><text:s text:c="3"/>39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39" table:style-name="ce189">
            <text:p><text:s text:c="3"/>39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6"/>
          <table:table-cell office:value-type="string" table:style-name="ce182">
            <text:p>女</text:p>
          </table:table-cell>
          <table:table-cell office:value-type="float" office:value="32" table:style-name="ce191">
            <text:p><text:s text:c="3"/>32</text:p>
          </table:table-cell>
          <table:table-cell office:value-type="float" office:value="30" table:style-name="ce188">
            <text:p><text:s text:c="3"/>3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1">
            <text:p>—</text:p>
          </table:table-cell>
          <table:table-cell office:value-type="float" office:value="30" table:style-name="ce192">
            <text:p><text:s text:c="3"/>30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3"/>
          <table:table-cell office:value-type="string" table:style-name="ce179">
            <text:p>計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9" table:style-name="ce184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7">
            <text:p>連江縣</text:p>
          </table:table-cell>
          <table:table-cell office:value-type="string" table:style-name="ce181">
            <text:p>男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90">
            <text:p>—</text:p>
          </table:table-cell>
          <table:table-cell office:value-type="float" office:value="6" table:style-name="ce189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5"/>
          <table:table-cell office:value-type="string" table:style-name="ce182">
            <text:p>女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40"/>
          <table:table-cell table:number-columns-repeated="4" table:style-name="ce20"/>
          <table:table-cell table:style-name="ce196"/>
          <table:table-cell table:number-columns-repeated="2" table:style-name="ce197"/>
          <table:table-cell table:number-columns-repeated="3" table:style-name="ce20"/>
          <table:table-cell office:value-type="string" table:style-name="ce198">
            <text:p>內政部戶政司 民國109年6月8日編製</text:p>
          </table:table-cell>
          <table:table-cell table:number-columns-repeated="16372"/>
        </table:table-row>
        <table:table-row table:style-name="ro9">
          <table:table-cell table:style-name="ce199"/>
          <table:table-cell table:style-name="ce20"/>
          <table:table-cell table:style-name="ce200"/>
          <table:table-cell table:number-columns-repeated="16381" table:style-name="ce20"/>
        </table:table-row>
        <table:table-row table:style-name="ro9">
          <table:table-cell table:style-name="ce201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outlook%20moi2002/月報速報/06速(月)報套印/10905/【套印】各月(03以外)-10905.xlsx'#新02性比例等-年月別" table:style-name="ta3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3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3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3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3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3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3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3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3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3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3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3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3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3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3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3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4:34Z</meta:creation-date>
    <dc:date>2020-06-08T03:15:09Z</dc:date>
  </office:meta>
</office:document-meta>
</file>